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office:automatic-styles>
  <office:body>
    <office:text>
      <text:p text:style-name="Title">Terms of Service</text:p>
      <text:p text:style-name="Text_20_body"><text:a xlink:type="simple" xlink:href="#site-content" office:name=""><text:span text:style-name="Definition">Skip to content</text:span></text:a></text:p>
      <text:p text:style-name="Text_20_body"><text:a xlink:type="simple" xlink:href="/?logo=1" office:name=""><text:span text:style-name="Definition"/></text:a></text:p>
      <text:list text:style-name="L1">
</text:list>
      <text:p text:style-name="First_20_paragraph"> We’re sorry, some parts of the Airbnb website don’t work properly without JavaScript enabled.</text:p>
      <text:list text:style-name="L2">
        <text:list-item>
          <text:p text:style-name="P2"><text:a xlink:type="simple" xlink:href="/terms" office:name=""><text:span text:style-name="Definition">Terms of Service</text:span></text:a></text:p>
        </text:list-item>
        <text:list-item>
          <text:p text:style-name="P2"><text:a xlink:type="simple" xlink:href="/terms/nondiscrimination_policy" office:name=""><text:span text:style-name="Definition">Nondiscrimination Policy</text:span></text:a></text:p>
        </text:list-item>
        <text:list-item>
          <text:p text:style-name="P2"><text:a xlink:type="simple" xlink:href="/terms/payments_terms" office:name=""><text:span text:style-name="Definition">Payments Terms of Service</text:span></text:a></text:p>
        </text:list-item>
        <text:list-item>
          <text:p text:style-name="P2"><text:a xlink:type="simple" xlink:href="/terms/privacy_policy" office:name=""><text:span text:style-name="Definition">Privacy Policy</text:span></text:a></text:p>
        </text:list-item>
        <text:list-item>
          <text:p text:style-name="P2"><text:a xlink:type="simple" xlink:href="/terms/host_guarantee" office:name=""><text:span text:style-name="Definition">Host Guarantee</text:span></text:a></text:p>
        </text:list-item>
        <text:list-item>
          <text:p text:style-name="P2"><text:a xlink:type="simple" xlink:href="/terms/guest_refund_policy" office:name=""><text:span text:style-name="Definition">Guest Refund</text:span></text:a></text:p>
        </text:list-item>
        <text:list-item>
          <text:p text:style-name="P2"><text:a xlink:type="simple" xlink:href="/terms/copyright_policy" office:name=""><text:span text:style-name="Definition">IP Policy</text:span></text:a></text:p>
        </text:list-item>
        <text:list-item>
          <text:p text:style-name="P2"><text:a xlink:type="simple" xlink:href="/terms/cookie_policy" office:name=""><text:span text:style-name="Definition">Cookie Policy</text:span></text:a></text:p>
        </text:list-item>
        <text:list-item>
          <text:p text:style-name="P2"><text:a xlink:type="simple" xlink:href="/terms/experiences_guest_waiver" office:name=""><text:span text:style-name="Definition">Experiences Guest Release and Waiver</text:span></text:a></text:p>
        </text:list-item>
      </text:list>
      <text:list text:style-name="L3">
        <text:list-item>
          <text:p text:style-name="P3"><text:a xlink:type="simple" xlink:href="/terms" office:name=""><text:span text:style-name="Definition">Terms of Service</text:span></text:a></text:p>
        </text:list-item>
        <text:list-item>
          <text:p text:style-name="P3"><text:a xlink:type="simple" xlink:href="/terms/nondiscrimination_policy" office:name=""><text:span text:style-name="Definition">Nondiscrimination Policy</text:span></text:a></text:p>
        </text:list-item>
        <text:list-item>
          <text:p text:style-name="P3"><text:a xlink:type="simple" xlink:href="/terms/payments_terms" office:name=""><text:span text:style-name="Definition">Payments Terms of Service</text:span></text:a></text:p>
        </text:list-item>
        <text:list-item>
          <text:p text:style-name="P3"><text:a xlink:type="simple" xlink:href="/terms/privacy_policy" office:name=""><text:span text:style-name="Definition">Privacy Policy </text:span></text:a></text:p>
        </text:list-item>
        <text:list-item>
          <text:p text:style-name="P3"><text:a xlink:type="simple" xlink:href="/terms/host_guarantee" office:name=""><text:span text:style-name="Definition">Host Guarantee</text:span></text:a></text:p>
        </text:list-item>
        <text:list-item>
          <text:p text:style-name="P3"><text:a xlink:type="simple" xlink:href="/terms/guest_refund_policy" office:name=""><text:span text:style-name="Definition">Guest Refund</text:span></text:a></text:p>
        </text:list-item>
        <text:list-item>
          <text:p text:style-name="P3"><text:a xlink:type="simple" xlink:href="/terms/copyright_policy" office:name=""><text:span text:style-name="Definition">IP Policy</text:span></text:a></text:p>
        </text:list-item>
        <text:list-item>
          <text:p text:style-name="P3"><text:a xlink:type="simple" xlink:href="/terms/cookie_policy" office:name=""><text:span text:style-name="Definition">Cookie Policy</text:span></text:a></text:p>
        </text:list-item>
        <text:list-item>
          <text:p text:style-name="P3"><text:a xlink:type="simple" xlink:href="/terms/experiences_guest_waiver" office:name=""><text:span text:style-name="Definition">Experiences Guest Release and Waiver</text:span></text:a></text:p>
        </text:list-item>
      </text:list>
      <text:h text:style-name="Heading_20_2" text:outline-level="2">Updated Terms of Service</text:h>
      <text:p text:style-name="First_20_paragraph">We’ve recently updated our: (1) <text:a xlink:type="simple" xlink:href="/terms/" office:name=""><text:span text:style-name="Definition">Terms of Service</text:span></text:a>, (2) <text:a xlink:type="simple" xlink:href="/terms/payments_terms" office:name=""><text:span text:style-name="Definition">Payments Terms of Service</text:span></text:a>, and (3) <text:a xlink:type="simple" xlink:href="/terms/privacy_policy" office:name=""><text:span text:style-name="Definition">Privacy Policy</text:span></text:a> (collectively, “<text:span text:style-name="T1">Terms</text:span>”). If you signed up for an account prior to April 16, 2018, we’ll ask you to agree to the new Terms of Service and Payments Terms of Service when you use Airbnb on or after June 27, 2018; until June 27, 2018 the prior <text:a xlink:type="simple" xlink:href="/terms#old" office:name=""><text:span text:style-name="Definition">Terms of Service</text:span></text:a> and <text:a xlink:type="simple" xlink:href="/terms/payments_terms#old" office:name=""><text:span text:style-name="Definition">Payments Terms of Service</text:span></text:a> will continue to apply to you. The updated Privacy Policy will automatically come into effect for all existing users on May 25, 2018. Your continued use of the Airbnb Platform from that day on will be subject to the new Privacy Policy. Please read these Terms carefully. If you signed up for an account on or after April 16, 2018, the updated Terms apply to you. <text:a xlink:type="simple" xlink:href="/home/terms-of-service-event" office:name=""><text:span text:style-name="Definition">Learn more about what’s changing</text:span></text:a></text:p>
      <text:p text:style-name="Horizontal_20_Line"/>
      <text:h text:style-name="Heading_20_1" text:outline-level="1">Airbnb Privacy Policy</text:h>
      <text:p text:style-name="First_20_paragraph">Last Updated: April 16, 2018</text:p>
      <text:p text:style-name="Text_20_body">Thank you for using Airbnb!</text:p>
      <text:p text:style-name="Text_20_body">This Privacy Policy describes how we collect, use, process, and disclose your information, including personal information, in conjunction with your access to and use of the Airbnb Platform and the Payment Services.</text:p>
      <text:p text:style-name="Text_20_body">If you see an undefined term in this Privacy Policy (such as “Listing” or “Airbnb Platform”), it has the same definition as in our <text:a xlink:type="simple" xlink:href="/terms" office:name=""><text:span text:style-name="Definition">Terms of Service</text:span></text:a>.</text:p>
      <text:p text:style-name="Text_20_body">When this policy mentions “Airbnb,” “we,” “us,” or “our,” it refers to the Airbnb company that is responsible for your information under this Privacy Policy (the “<text:span text:style-name="T1">Data Controller</text:span>”).</text:p>
      <text:list text:style-name="L4">
        <text:list-item>
          <text:p text:style-name="P4">If your Country of Residence is the United States, the Data Controller is Airbnb, Inc.</text:p>
        </text:list-item>
        <text:list-item>
          <text:p text:style-name="P4">If your Country of Residence is outside of the United States, the People’s Republic of China which for purposes of this Privacy Policy does not include Hong Kong, Macau and Taiwan (“<text:span text:style-name="T1">China</text:span>”) and Japan, the Data Controller is Airbnb Ireland UC (“<text:span text:style-name="T1">Airbnb Ireland</text:span>”). </text:p>
        </text:list-item>
        <text:list-item>
          <text:p text:style-name="P4">If your Country of Residence is China, the Data Controller is Airbnb Internet (Beijing) Co., Ltd. (“<text:span text:style-name="T1">Airbnb China</text:span>”), except where you book a Host Service located outside of China or create a Listing located outside of China, in which case the Data Controller is Airbnb Ireland for that transaction.</text:p>
        </text:list-item>
        <text:list-item>
          <text:p text:style-name="P4">If your Country of Residence is Japan, the Data Controller is Airbnb Global Services Limited (“<text:span text:style-name="T1">Airbnb GSL</text:span>”), except where you book a Host Service located outside of Japan or create a Listing located outside of Japan, in which case the Data Controller is Airbnb Ireland for that transaction. Additionally, if you reside in Japan, Airbnb Ireland will be the Data Controller for all bookings confirmed prior to June 13, 2018 at 3PM UTC.</text:p>
        </text:list-item>
      </text:list>
      <text:p text:style-name="First_20_paragraph">This Privacy Policy also applies to the Payment Services provided to you by Airbnb Payments pursuant to the <text:a xlink:type="simple" xlink:href="/terms/payments_terms" office:name=""><text:span text:style-name="Definition">Payments Terms of Service</text:span></text:a> (“<text:span text:style-name="T1">Payments Terms</text:span>”). When using the Payment Services, you will be also providing your information, including personal information, to one or more Airbnb Payments entities, which will also be the Data Controller (the "<text:span text:style-name="T1">Payments Data Controller</text:span>") of your information related to the Payment Services, generally depending on your Country of Residence.</text:p>
      <text:list text:style-name="L5">
        <text:list-item>
          <text:p text:style-name="P5">If your Country of Residence is the United States, the Payments Data Controller is Airbnb Payments, Inc. (a subsidiary of Airbnb, Inc.).</text:p>
        </text:list-item>
        <text:list-item>
          <text:p text:style-name="P5">If your Country of Residence is China the Payments Data Controller is Airbnb China, except where you book a Host Service located outside of China or create a Listing located outside of China, or book a Host Service in China with a Host who is not a resident of China, in which case the Payments Data Controller is Airbnb Payments UK.  </text:p>
        </text:list-item>
        <text:list-item>
          <text:p text:style-name="P5">If your Country of Residence is India, the Payments Data Controller is Airbnb Payments India Pvt. Ltd., except where you book a Host Service outside of India or accept a booking from a Guest outside of India, in which case the Payments Data Controller is Airbnb Payments UK Ltd.</text:p>
        </text:list-item>
        <text:list-item>
          <text:p text:style-name="P5">If your Country of Residence is outside of the United States, China, and India, the Payments Data Controller is Airbnb Payments UK Ltd.</text:p>
        </text:list-item>
      </text:list>
      <text:p text:style-name="First_20_paragraph">If you change your Country of Residence, the Data Controller and/or Payments Data Controller will be determined by your new Country of Residence as specified above, from the date on which your Country of Residence changes. To this end the Data Controller and/or Payment Data Controller that originally collected your personal information will need to transfer such personal information to the new applicable Data Controller and/or Payments Data Controller due to the fact that such transfer is necessary for the performance of the contractual relationship with you.</text:p>
      <text:p text:style-name="Text_20_body">Please see Section 10 for contact details of the Data Controllers and Payment Data Controllers listed above.</text:p>
      <text:h text:style-name="Heading_20_4" text:outline-level="4">1. INFORMATION WE COLLECT</text:h>
      <text:p text:style-name="First_20_paragraph">There are three general categories of information we collect.</text:p>
      <text:h text:style-name="Heading_20_5" text:outline-level="5">1.1 Information You Give to Us.</text:h>
      <text:p text:style-name="First_20_paragraph">1.1.1 Information that is necessary for the use of the Airbnb Platform.</text:p>
      <text:p text:style-name="Text_20_body">We ask for and collect the following personal information about you when you use the Airbnb Platform. This information is necessary for the adequate performance of the contract between you and us and to allow us to comply with our legal obligations. Without it, we may not be able to provide you with all the requested services.</text:p>
      <text:list text:style-name="L6">
        <text:list-item>
          <text:p text:style-name="P6"><text:span text:style-name="T1">Account Information.</text:span> When you sign up for an Airbnb Account, we require certain information such as your first name, last name, email address, and date of birth.</text:p>
        </text:list-item>
        <text:list-item>
          <text:p text:style-name="P6"><text:span text:style-name="T1">Profile and Listing Information.</text:span> To use certain features of the Airbnb Platform (such as booking or creating a Listing), we may ask you to provide additional information, which may include your address, phone number, and a profile picture.</text:p>
        </text:list-item>
        <text:list-item>
          <text:p text:style-name="P6"><text:span text:style-name="T1">Identity Verification Information.</text:span> To help create and maintain a trusted environment, we may collect identity verification information (such as images of your government issued ID, passport, national ID card, or driving license, as permitted by applicable laws) or other authentication information. To learn more, see our Help Center article about <text:a xlink:type="simple" xlink:href="/help/article/1237/how-does-providing-identification-on-airbnb-work" office:name=""><text:span text:style-name="Definition">providing identification on Airbnb</text:span></text:a>.</text:p>
        </text:list-item>
        <text:list-item>
          <text:p text:style-name="P6"><text:span text:style-name="T1">Payment Information.</text:span> To use certain features of the Airbnb Platform (such as booking or creating a Listing), we may require you to provide certain financial information (like your bank account or credit card information) in order to facilitate the processing of payments (via Airbnb Payments).</text:p>
        </text:list-item>
        <text:list-item>
          <text:p text:style-name="P6"><text:span text:style-name="T1">Communications with Airbnb and other Members.</text:span> When you communicate with Airbnb or use the Airbnb Platform to communicate with other Members, we collect information about your communication and any information you choose to provide.</text:p>
        </text:list-item>
      </text:list>
      <text:p text:style-name="First_20_paragraph">1.1.2 Information you choose to give us.</text:p>
      <text:p text:style-name="Text_20_body">You may choose to provide us with additional personal information in order to obtain a better user experience when using Airbnb Platform. This additional information will be processed based on your consent.</text:p>
      <text:list text:style-name="L7">
        <text:list-item>
          <text:p text:style-name="P7"><text:span text:style-name="T1">Additional Profile Information.</text:span> You may choose to provide additional information as part of your Airbnb profile (such as gender, preferred language(s), city, and a personal description). Some of this information as indicated in your Account settings is part of your public profile page, and will be publicly visible to others.</text:p>
        </text:list-item>
        <text:list-item>
          <text:p text:style-name="P7"><text:span text:style-name="T1">Address Book Contact Information.</text:span> You may choose to import your address book contacts or enter your contacts’ information manually to access certain features of the Airbnb Platform, like inviting them to use Airbnb.</text:p>
        </text:list-item>
        <text:list-item>
          <text:p text:style-name="P7"><text:span text:style-name="T1">Other Information.</text:span> You may otherwise choose to provide us information when you fill in a form, conduct a search, update or add information to your Airbnb Account, respond to surveys, post to community forums, participate in promotions, or use other features of the Airbnb Platform.</text:p>
        </text:list-item>
      </text:list>
      <text:p text:style-name="First_20_paragraph">1.1.3 Information that is necessary for the use of the Payment Services.</text:p>
      <text:p text:style-name="Text_20_body">The Payments Data Controller needs to collect the following information, as it is necessary for the adequate performance of the contract with you and to comply with applicable law (such as anti-money laundering regulations). Without it, you will not be able to use Payment Services:</text:p>
      <text:list text:style-name="L8">
        <text:list-item>
          <text:p text:style-name="P8"><text:span text:style-name="T1">Payment Information.</text:span> When you use the Payment Services, the Payments Data Controller requires certain financial information (like your bank account or credit card information) in order to process payments and comply with applicable law.</text:p>
        </text:list-item>
        <text:list-item>
          <text:p text:style-name="P8"><text:span text:style-name="T1">Identity Verification and Other Information.</text:span> If you are a Host, the Payments Data Controller may require identity verification information (such as images of your government issued ID, passport, national ID card, or driving license) or other authentication information, your date of birth, your address, email address, phone number and other information in order to verify your identity, provide the Payment Services to you, and to comply with applicable law.</text:p>
        </text:list-item>
      </text:list>
      <text:h text:style-name="Heading_20_5" text:outline-level="5">1.2 Information We Automatically Collect from Your Use of the Airbnb Platform and Payment Services.</text:h>
      <text:p text:style-name="First_20_paragraph">When you use the Airbnb Platform and the Payment Services, we automatically collect information, including personal information, about the services you use and how you use them. This information is necessary for the adequate performance of the contract between you and us, to enable us to comply with legal obligations and given our legitimate interest in being able to provide and improve the functionalities of the Airbnb Platform and Payment Services.</text:p>
      <text:list text:style-name="L9">
        <text:list-item>
          <text:p text:style-name="P9"><text:span text:style-name="T1">Geo-location Information.</text:span> When you use certain features of the Airbnb Platform, we may collect information about your precise or approximate location as determined through data such as your IP address or mobile device’s GPS to offer you an improved user experience. Most mobile devices allow you to control or disable the use of location services for applications in the device’s settings menu. Airbnb may also collect this information even when you are not using the app if this connection is enabled through your settings or device permissions.</text:p>
        </text:list-item>
        <text:list-item>
          <text:p text:style-name="P9"><text:span text:style-name="T1">Usage Information.</text:span> We collect information about your interactions with the Airbnb Platform such as the pages or content you view, your searches for Listings, bookings you have made, and other actions on the Airbnb Platform.</text:p>
        </text:list-item>
        <text:list-item>
          <text:p text:style-name="P9"><text:span text:style-name="T1">Log Data and Device Information.</text:span> We automatically collect log data and device information when you access and use the Airbnb Platform, even if you have not created an Airbnb Account or logged in. That information includes, among other things: details about how you’ve used the Airbnb Platform (including if you clicked on links to third party applications), IP address, access dates and times, hardware and software information, device information, device event information, unique identifiers, crash data, cookie data, and the pages you’ve viewed or engaged with before or after using the Airbnb Platform.</text:p>
        </text:list-item>
        <text:list-item>
          <text:p text:style-name="P9"><text:span text:style-name="T1">Cookies and Similar Technologies.</text:span> We use cookies and other similar technologies, such as web beacons, pixels, and mobile identifiers. We may also allow our business partners to use these tracking technologies on the Airbnb Platform, or engage others to track your behavior on our behalf. While you may disable the usage of cookies through your browser settings, the Airbnb Platform currently does not respond to a “Do Not Track” signal in the HTTP header from your browser or mobile application due to lack of standardization regarding how that signal should be interpreted. For more information on our use of these technologies, see our <text:a xlink:type="simple" xlink:href="/terms/cookie_policy" office:name=""><text:span text:style-name="Definition">Cookie Policy</text:span></text:a>.  </text:p>
        </text:list-item>
        <text:list-item>
          <text:p text:style-name="P9"><text:span text:style-name="T1">Payment Transaction Information.</text:span> Airbnb Payments collects information related to your payment transactions through the Airbnb Platform, including the payment instrument used, date and time, payment amount, payment instrument expiration date and billing postcode, PayPal email address, IBAN information, your address and other related transaction details. This information is necessary for the adequate performance of the contract between you and Airbnb Payments and to allow the provision of the Payment Services.</text:p>
        </text:list-item>
      </text:list>
      <text:h text:style-name="Heading_20_5" text:outline-level="5">1.3 Information We Collect from Third Parties.</text:h>
      <text:p text:style-name="First_20_paragraph">Airbnb and Airbnb Payments may collect information, including personal information, that others provide about you when they use the Airbnb Platform and the Payment Services, or obtain information from other sources and combine that with information we collect through the Airbnb Platform and the Payment Services. We do not control, supervise or respond for how the third parties providing your information process your personal data, and any information request regarding the disclosure of your personal information to us should be directed to such third parties.</text:p>
      <text:list text:style-name="L10">
        <text:list-item>
          <text:p text:style-name="P10"><text:span text:style-name="T1">Third Party Services.</text:span> If you link, connect, or login to your Airbnb Account with a third party service (e.g. Google, Facebook, WeChat), the third party service may send us information such as your registration and profile information from that service. This information varies and is controlled by that service or as authorized by you via your privacy settings at that service.</text:p>
        </text:list-item>
        <text:list-item>
          <text:p text:style-name="P10"><text:span text:style-name="T1">Your References.</text:span> If someone has written a reference for you, it will be published on your Airbnb public profile page with your consent. To learn more, see our Help Center article about <text:a xlink:type="simple" xlink:href="/help/article/173/what-are-references-on-airbnb" office:name=""><text:span text:style-name="Definition">References</text:span></text:a>.</text:p>
        </text:list-item>
        <text:list-item>
          <text:p text:style-name="P10"><text:span text:style-name="T1">Background Information.</text:span> For Members in the United States, to the extent permitted by applicable laws, Airbnb and Airbnb Payments may obtain reports from public records of criminal convictions or sex offender registrations. For Members outside of the United States, to the extent permitted by applicable laws and with your consent where required, Airbnb and Airbnb Payments may obtain the local version of police, background or registered sex offender checks. We may use your information, including your full name and date of birth, to obtain such reports.</text:p>
        </text:list-item>
        <text:list-item>
          <text:p text:style-name="P10"><text:span text:style-name="T1">Other Sources.</text:span> To the extent permitted by applicable law, we may receive additional information about you, such as demographic data or fraud detection information, from third party service providers and/or partners, and combine it with information we have about you. For example, we may receive background check results (with your consent where required) or fraud warnings from service providers like identity verification services for our fraud prevention and risk assessment efforts. We may receive information about you and your activities on and off the Airbnb Platform through partnerships, or about your experiences and interactions from our partner ad networks.</text:p>
        </text:list-item>
      </text:list>
      <text:h text:style-name="Heading_20_4" text:outline-level="4">2. HOW WE USE INFORMATION WE COLLECT</text:h>
      <text:p text:style-name="First_20_paragraph">We use, store, and process information, including personal information, about you to provide, understand, improve, and develop the Airbnb Platform, create and maintain a trusted and safer environment and comply with our legal obligations.</text:p>
      <text:h text:style-name="Heading_20_5" text:outline-level="5">2.1 Provide, Improve, and Develop the Airbnb Platform.  </text:h>
      <text:list text:style-name="L11">
        <text:list-item>
          <text:p text:style-name="P11">Enable you to access and use the Airbnb Platform.</text:p>
        </text:list-item>
        <text:list-item>
          <text:p text:style-name="P11">Enable you to communicate with other Members.</text:p>
        </text:list-item>
        <text:list-item>
          <text:p text:style-name="P11">Operate, protect, improve, and optimize the Airbnb Platform and experience, such as by performing analytics and conducting research.</text:p>
        </text:list-item>
        <text:list-item>
          <text:p text:style-name="P11">Provide customer service.</text:p>
        </text:list-item>
        <text:list-item>
          <text:p text:style-name="P11">Send you service or support messages, updates, security alerts, and account notifications.</text:p>
        </text:list-item>
        <text:list-item>
          <text:p text:style-name="P11">If you provide us with your contacts’ information, we may process this information: (i) to facilitate your referral invitations, (ii) send your requests for references, (iii) for fraud detection and prevention, and (iv) for any purpose you authorize at the time of collection.</text:p>
        </text:list-item>
        <text:list-item>
          <text:p text:style-name="P11">To operate, protect, improve, and optimize the Airbnb Platform and experience, and personalize and customize your experience (such as making Listing suggestions or ranking search results), we conduct profiling based on your interactions with the Airbnb Platform, your search and booking history, your profile information and preferences, and other content you submit to the Airbnb Platform.</text:p>
        </text:list-item>
      </text:list>
      <text:p text:style-name="First_20_paragraph">We process this information given our legitimate interest in improving the Airbnb Platform and our Members’ experience with it, and where it is necessary for the adequate performance of the contract with you.</text:p>
      <text:h text:style-name="Heading_20_5" text:outline-level="5">2.2 Create and Maintain a Trusted and Safer Environment.</text:h>
      <text:list text:style-name="L12">
        <text:list-item>
          <text:p text:style-name="P12">Detect and prevent fraud, spam, abuse, security incidents, and other harmful activity.</text:p>
        </text:list-item>
        <text:list-item>
          <text:p text:style-name="P12">Conduct security investigations and risk assessments.</text:p>
        </text:list-item>
        <text:list-item>
          <text:p text:style-name="P12">Verify or authenticate information or identifications provided by you (such as to verify your Accommodation address or compare your identification photo to another photo you provide).</text:p>
        </text:list-item>
        <text:list-item>
          <text:p text:style-name="P12">Conduct checks against databases and other information sources, including background or police checks, to the extent permitted by applicable laws and with your consent where required.</text:p>
        </text:list-item>
        <text:list-item>
          <text:p text:style-name="P12">Comply with our legal obligations.</text:p>
        </text:list-item>
        <text:list-item>
          <text:p text:style-name="P12">Resolve any disputes with any of our Members and enforce our agreements with third parties.</text:p>
        </text:list-item>
        <text:list-item>
          <text:p text:style-name="P12">Enforce our <text:a xlink:type="simple" xlink:href="/terms" office:name=""><text:span text:style-name="Definition">Terms of Service</text:span></text:a> and other policies.</text:p>
        </text:list-item>
        <text:list-item>
          <text:p text:style-name="P12">In connection with the activities above, we may conduct profiling based on your interactions with the Airbnb Platform, your profile information and other content you submit to the Airbnb Platform, and information obtained from third parties. In limited cases, automated processes may restrict or suspend access to the Airbnb Platform if such processes detect a Member or activity that we think poses a safety or other risk to the Airbnb Platform, other Members, or third parties.</text:p>
        </text:list-item>
      </text:list>
      <text:p text:style-name="First_20_paragraph">We process this information given our legitimate interest in protecting the Airbnb Platform, to measure the adequate performance of our contract with you, and to comply with applicable laws.</text:p>
      <text:h text:style-name="Heading_20_5" text:outline-level="5">2.3 Provide, Personalize, Measure, and Improve our Advertising and Marketing.</text:h>
      <text:list text:style-name="L13">
        <text:list-item>
          <text:p text:style-name="P13">Send you promotional messages, marketing, advertising, and other information that may be of interest to you based on your preferences (including information about Airbnb or partner campaigns and services) and social media advertising through social media platforms such as Facebook or Google).</text:p>
        </text:list-item>
        <text:list-item>
          <text:p text:style-name="P13">Personalize, measure, and improve our advertising.</text:p>
        </text:list-item>
        <text:list-item>
          <text:p text:style-name="P13">Administer referral programs, rewards, surveys, sweepstakes, contests, or other promotional activities or events sponsored or managed by Airbnb or its third party partners.</text:p>
        </text:list-item>
        <text:list-item>
          <text:p text:style-name="P13">Conduct profiling on your characteristics and preferences (based on the information you provide to us, your interactions with the Airbnb Platform, information obtained from third parties, and your search and booking history) to send you promotional messages, marketing, advertising and other information that we think may be of interest to you.</text:p>
        </text:list-item>
      </text:list>
      <text:p text:style-name="First_20_paragraph">We will process your personal information for the purposes listed in this section given our legitimate interest in undertaking marketing activities to offer you products or services that may be of your interest. You can opt-out of receiving marketing communications from us by following the unsubscribe instructions included in our marketing communications or changing your notification settings within your Airbnb Account.</text:p>
      <text:h text:style-name="Heading_20_5" text:outline-level="5">2.4 How the Payments Data Controller uses the Information Collected.</text:h>
      <text:list text:style-name="L14">
        <text:list-item>
          <text:p text:style-name="P14">Enable you to access and use the Payment Services.</text:p>
        </text:list-item>
        <text:list-item>
          <text:p text:style-name="P14">Detect and prevent fraud, abuse, security incidents, and other harmful activity.</text:p>
        </text:list-item>
        <text:list-item>
          <text:p text:style-name="P14">Conduct security investigations and risk assessments.</text:p>
        </text:list-item>
        <text:list-item>
          <text:p text:style-name="P14">Conduct checks against databases and other information sources.</text:p>
        </text:list-item>
        <text:list-item>
          <text:p text:style-name="P14">Comply with legal obligations (such as anti-money laundering regulations).</text:p>
        </text:list-item>
        <text:list-item>
          <text:p text:style-name="P14">Enforce the Payment Terms and other payment policies.</text:p>
        </text:list-item>
        <text:list-item>
          <text:p text:style-name="P14">With your consent, send you promotional messages, marketing, advertising, and other information that may be of interest to you based on your preferences.</text:p>
        </text:list-item>
      </text:list>
      <text:p text:style-name="First_20_paragraph">The Payments Data Controller processes this information given its legitimate interest in improving the Payment Services and its users’ experience with it, and where it is necessary for the adequate performance of the contract with you and to comply with applicable laws.</text:p>
      <text:h text:style-name="Heading_20_4" text:outline-level="4">3. SHARING &amp; DISCLOSURE</text:h>
      <text:h text:style-name="Heading_20_5" text:outline-level="5">3.1 With Your Consent.</text:h>
      <text:p text:style-name="First_20_paragraph">Where you have provided consent, we share your information, including personal information, as described at the time of consent, such as when you authorize a third party application or website to access your Airbnb Account or when you participate in promotional activities conducted by Airbnb partners or third parties.</text:p>
      <text:h text:style-name="Heading_20_5" text:outline-level="5">3.2 Sharing between Members.</text:h>
      <text:p text:style-name="First_20_paragraph">To help facilitate bookings or other interactions between Members, we may need to share certain information, including personal information, with other Members, as it is necessary for the adequate performance of the contract between you and us, as follows:   </text:p>
      <text:list text:style-name="L15">
        <text:list-item>
          <text:p text:style-name="P15">When you as a Guest submit a booking request, certain information about you is shared with the Host (and Co-Host, if applicable), including your full name, the full name of any additional Guests, your cancellation history, and other information you agree to share. When your booking is confirmed, we will disclose additional information to assist with coordinating the trip, like your phone number.</text:p>
        </text:list-item>
        <text:list-item>
          <text:p text:style-name="P15">When you as a Host (or Co-Host, if applicable) have a confirmed booking, certain information is shared with the Guest to coordinate the booking, such as your full name, phone number, and Accommodation or Experience address.  </text:p>
        </text:list-item>
        <text:list-item>
          <text:p text:style-name="P15">When you as a Host invite another Member to become a Co-Host, you authorize the Co-Host to access your information and Member Content, including but not limited to certain information like your full name, phone number, Accommodation address, and email address.</text:p>
        </text:list-item>
        <text:list-item>
          <text:p text:style-name="P15">When you as a Guest invite additional Guests to a booking, your full name, travel dates, Host name, Listing details, the Accommodation address, and other related information will be shared with each additional Guest.</text:p>
        </text:list-item>
        <text:list-item>
          <text:p text:style-name="P15">When you as a Guest initiate a Group Payment Booking Request certain information about each participant such as first name, last initial, profile picture as well as the booking details is shared among all participants of the Group Payment Booking Request.</text:p>
        </text:list-item>
      </text:list>
      <text:p text:style-name="First_20_paragraph">We don’t share your billing and payout information with other Members.  </text:p>
      <text:h text:style-name="Heading_20_5" text:outline-level="5">3.3 Profiles, Listings, and other Public Information.</text:h>
      <text:p text:style-name="First_20_paragraph">The Airbnb Platform lets you publish information, including personal information, that is visible to the general public. For example:</text:p>
      <text:list text:style-name="L16">
        <text:list-item>
          <text:p text:style-name="P16">Parts of your public profile page, such as your first name, your description, and city, are publicly visible to others.</text:p>
        </text:list-item>
        <text:list-item>
          <text:p text:style-name="P16">Listing pages are publicly visible and include information such as the Accommodation or Experience’s approximate location (neighborhood and city) or precise location (where you have provided your consent), Listing description, calendar availability, your public profile photo, aggregated demand information (like page views over a period of time), and any additional information you choose to share.</text:p>
        </text:list-item>
        <text:list-item>
          <text:p text:style-name="P16">After completing a booking, Guests and Hosts may write Reviews and rate each other. Reviews and Ratings are a part of your public profile page and may also be surfaced elsewhere on the Airbnb Platform (such as the Listing page).</text:p>
        </text:list-item>
        <text:list-item>
          <text:p text:style-name="P16">If you submit content in a community or discussion forum, blog or social media post, or use a similar feature on the Airbnb Platform, that content is publicly visible.  </text:p>
        </text:list-item>
      </text:list>
      <text:p text:style-name="First_20_paragraph">Based on our legitimate interest to promote the Airbnb Platform we may display parts of the Airbnb Platform (e.g., your Listing page) on sites operated by Airbnb’s business partners, using technologies such as widgets or APIs. If your Listings are displayed on a partner’s site, information from your public profile page may also be displayed.</text:p>
      <text:p text:style-name="Text_20_body">Information you share publicly on the Airbnb Platform may be indexed through third party search engines. In some cases, you may opt-out of this feature in your Account settings. If you change your settings or your public-facing content, these search engines may not update their databases. We do not control the practices of third party search engines, and they may use caches containing your outdated information.</text:p>
      <text:h text:style-name="Heading_20_5" text:outline-level="5">3.4 Additional Services by Hosts.</text:h>
      <text:p text:style-name="First_20_paragraph">Hosts may need to use third party services available through the Airbnb Platform to assist with managing their Accommodation or providing additional services requested by you, such as cleaning services or lock providers. Hosts may use features on the Airbnb Platform to share information about the Guest (like check-in and check-out dates, Guest name, Guest phone number) with such third party service providers for the purposes of coordinating the stay, managing the Accommodation, or providing other services.</text:p>
      <text:h text:style-name="Heading_20_5" text:outline-level="5">3.5 Compliance with Law, Responding to Legal Requests, Preventing Harm and Protection of our Rights.</text:h>
      <text:p text:style-name="First_20_paragraph">Airbnb and Airbnb Payments may disclose your information, including personal information, to courts, law enforcement or governmental authorities, or authorized third parties, if and to the extent we are required or permitted to do so by law or if such disclosure is reasonably necessary: (i) comply with our legal obligations, (ii) to comply with legal process and to respond to claims asserted against Airbnb, (iii) to respond to verified requests relating to a criminal investigation or alleged or suspected illegal activity or any other activity that may expose us, you, or any other of our users to legal liability, (iv) to enforce and administer our Terms of Service, the Payment Terms or <text:a xlink:type="simple" xlink:href="/terms" office:name=""><text:span text:style-name="Definition">o</text:span></text:a>t<text:a xlink:type="simple" xlink:href="/terms" office:name=""><text:span text:style-name="Definition">h</text:span></text:a>e<text:a xlink:type="simple" xlink:href="/terms" office:name=""><text:span text:style-name="Definition">r</text:span></text:a> agreements with Members, or (v) to protect the rights, property or personal safety of Airbnb, its employees, its Members, or members of the public.</text:p>
      <text:p text:style-name="Text_20_body">Where appropriate, we may notify Members about legal requests unless: (i) providing notice is prohibited by the legal process itself, by court order we receive, or by applicable law, or (ii) we believe that providing notice would be futile, ineffective, create a risk of injury or bodily harm to an individual or group, or create or increase a risk of fraud upon Airbnb’s property, its Members and the Airbnb Platform. In instances where we comply with legal requests without notice for these reasons, we will attempt to notify that Member about the request after the fact where appropriate and where we determine in good faith that we are no longer prevented from doing so.</text:p>
      <text:h text:style-name="Heading_20_5" text:outline-level="5">3.6 Service Providers.</text:h>
      <text:p text:style-name="First_20_paragraph">Airbnb and Airbnb Payments uses a variety of third party service providers to help us provide services related to the Airbnb Platform and the Payment Services. Service providers may be located inside or outside of the European Economic Area (“<text:span text:style-name="T1">EEA</text:span>”). In particular, our service providers are based in Europe, India, Asia Pacific and North and South America.</text:p>
      <text:p text:style-name="Text_20_body">For example, service providers may help us: (i) verify your identity or authenticate your identification documents, (ii) check information against public databases, (iii) conduct background or police checks, fraud prevention, and risk assessment, (iv) perform product development, maintenance and debugging, (v) allow the provision of the Airbnb Services through third party platforms and software tools (e.g. through the integration with our APIs), or (vi) provide customer service, advertising, or payments services. These providers have limited access to your information to perform these tasks on our behalf, and are contractually bound to protect and to use it only for the purposes for which it was disclosed and consistent with this Privacy Policy.</text:p>
      <text:p text:style-name="Text_20_body">Airbnb and the Airbnb Payments will need to share your information, including personal information, in order to ensure the adequate performance of our contract with you.</text:p>
      <text:h text:style-name="Heading_20_5" text:outline-level="5">3.7 Corporate Affiliates.</text:h>
      <text:p text:style-name="First_20_paragraph">To enable or support us in providing the Airbnb Platform and the Payment Services, we may share your information, including personal information, within our corporate family of companies (both financial and non-financial entities) that are related by common ownership or control.</text:p>
      <text:list text:style-name="L17">
        <text:list-item>
          <text:p text:style-name="P17"><text:span text:style-name="T1">Sharing with Airbnb, Inc.</text:span> Even if your Country of Residence is not the United States, your information may be shared with Airbnb, Inc. which provides the technical infrastructure for the Airbnb Platform, product development and maintenance, customer support, trust and safety and other business operation services to other Airbnb entities. The data sharing is necessary for the performance of the contract between you and us and is based on our legitimate interests in providing the Airbnb Platform globally.</text:p>
        </text:list-item>
        <text:list-item>
          <text:p text:style-name="P17"><text:span text:style-name="T1">Sharing with Airbnb Payments.</text:span> In order to facilitate payments on or through the Airbnb Platform, certain information as described above in Section 1.1.3, may be shared with the relevant Airbnb Payments entity. The data sharing is necessary for the performance of the contract between you and us.</text:p>
        </text:list-item>
        <text:list-item>
          <text:p text:style-name="P17"><text:span text:style-name="T1">Sharing with Airbnb Ireland.</text:span> If your Country of Residence is the United States, some of your information may be shared with Airbnb Ireland when you create a Listing or when you book a Host Service located outside of the United States (other than in China). The information shared in these circumstances may include: (i) your name, e-mail address and phone number, (ii) information relating to the Listing or Host Service, including its address, (iii) booking information for the Listing or Host Service, including but not limited to booking dates and payment amounts, and (iv) the names, nationalities, and identification details (including passport/national ID numbers and expiry dates) of any Guests.  Additionally, when you send a message to a Host or Guest outside of the United States (other than China), your first name, profile picture and message content sent via the Airbnb Platform will be shared with Airbnb Ireland. The data sharing is necessary for the performance of the contract between you and us.</text:p>
        </text:list-item>
        <text:list-item>
          <text:p text:style-name="P17"><text:span text:style-name="T1">Sharing with Airbnb GSL.</text:span> Even if your Country of Residence is not Japan, some of your information will be shared with Airbnb GSL in the following circumstances:</text:p>
          <text:list text:style-name="L18">
            <text:list-item>
              <text:p text:style-name="P18"><text:span text:style-name="T2">Creating a Listing.</text:span> If you create a Listing in Japan: (i) your name, phone number, gender, birth date, email address, information relating to where you live and work details on your profile page, (ii) information relating to the Listing (e.g., address, government notification numbers, permit details or other information), (iii) booking information relating to the Listing, such as Guest details as set out below in Host Services, booking dates, and payment amounts, (vi) details (if any) of the payout method associated with the Listing, and (v) messages between you and prospective and confirmed Guests at the Listing.</text:p>
            </text:list-item>
            <text:list-item>
              <text:p text:style-name="P18"><text:span text:style-name="T2">Host Services.</text:span> If you book a Host Service located in Japan: (i) your name, phone number, gender, birth date, email address, information relating to where you live and your work on your profile page, IP address in relation to the transaction, (ii) booking dates, (iii) messages between the Host and you or other Guests on the same booking, (iv) details (if any) of the payment method used by any Guests for booking the Host Service, and (v) the names and identification detail (if available) of any Guests.</text:p>
            </text:list-item>
            <text:list-item>
              <text:p text:style-name="P18"><text:span text:style-name="T2">Sending Messages.</text:span> If you send a message to a Host in relation to that Host’s Listing in Japan, your first name, profile picture and message content.</text:p>
            </text:list-item>
          </text:list>
          <text:p text:style-name="P17">The data sharing is necessary for the performance of the contract between you and us to enable you to list or book Host Services in Japan and communicate with Members in Japan.</text:p>
        </text:list-item>
      </text:list>
      <text:list text:style-name="L19">
        <text:list-item>
          <text:p text:style-name="P19"><text:span text:style-name="T1">Sharing with Airbnb China.</text:span> Even if your Country of Residence is not China, some of your information will be shared with Airbnb China in the following circumstances:</text:p>
          <text:list text:style-name="L20">
            <text:list-item>
              <text:p text:style-name="P20"><text:span text:style-name="T2">Creating a Listing.</text:span> If you create a Listing in China, information shared includes: (i) your name, phone number, email address, and passport/ID details, (ii) information relating to the Listing (e.g., address), (iii) booking information relating to the Listing, such as Guest details as set out below in Host Services, booking dates, and payment amounts, and (iv) messages between you and prospective and confirmed Guests at the Listing.</text:p>
            </text:list-item>
            <text:list-item>
              <text:p text:style-name="P20"><text:span text:style-name="T2">Host Services.</text:span> If you book a Host Service located in China, information shared includes: (i) your name, phone number, and email address (ii) booking dates, (iii) messages between the Host and you or other Guests on the same booking, and (iv) the names, nationalities, and identification details (including passport/national ID numbers and expiry dates) of any Guests.</text:p>
            </text:list-item>
            <text:list-item>
              <text:p text:style-name="P20"><text:span text:style-name="T2">Sending Messages.</text:span> If you send a message to a Host in relation to that Host’s Listing in China, information shared includes: your first name, profile picture and message content.</text:p>
            </text:list-item>
          </text:list>
          <text:p text:style-name="P19">The data sharing is necessary for the performance of the contract between you and us to enable you to list or book Host Services in China and communicate with Members in China. Where required under law and you have expressly granted permission, Airbnb China may disclose your information to Chinese government agencies without further notice to you. We’ll notify you in advance in the above situations, and in specific situations where we apply any practices that differ from what is described in this Privacy Policy (including practices pertaining to disclosures to government agencies).</text:p>
        </text:list-item>
      </text:list>
      <text:p text:style-name="First_20_paragraph">Additionally, we share your information, including personal information, with our corporate affiliates in order to support and integrate, promote, and to improve the Airbnb Platform and our affiliates’ services.   </text:p>
      <text:h text:style-name="Heading_20_5" text:outline-level="5">3.8 Social Media Platforms.</text:h>
      <text:p text:style-name="First_20_paragraph">Where permissible according to applicable law we may use certain limited personal information about you, such as your email address, to hash it and to share it with social media platforms, such as Facebook or Google, to generate leads, drive traffic to our websites or otherwise promote our products and services or the Airbnb Platform. These processing activities are based on our legitimate interest in undertaking marketing activities to offer you products or services that may be if your interest.</text:p>
      <text:p text:style-name="Text_20_body">The social media platforms with which we may share your personal data are not controlled or supervised by Airbnb. Therefore, any questions regarding how your social media platform service provider processes your personal data should be directed to such provider.</text:p>
      <text:p text:style-name="Text_20_body">Please note that you may, at any time ask Airbnb to cease processing your data for these direct marketing purposes by sending an e-mail to <text:a xlink:type="simple" xlink:href="mailto:opt-out@airbnb.com" office:name=""><text:span text:style-name="Definition">opt-out@airbnb.com</text:span></text:a>.</text:p>
      <text:h text:style-name="Heading_20_5" text:outline-level="5">3.9 Collection and Remittance of Occupancy Taxes.</text:h>
      <text:p text:style-name="First_20_paragraph">In jurisdictions where Airbnb facilitates the Collection and Remittance of Occupancy Taxes as described in the “Taxes” section of the <text:a xlink:type="simple" xlink:href="/terms" office:name=""><text:span text:style-name="Definition">Terms of Service</text:span></text:a>, Hosts and Guests, where legally permissible according to applicable law, expressly grant us permission, without further notice, to disclose Hosts’ and Guests’ data and other information relating to them or to their transactions, bookings, Accommodations and Occupancy Taxes to the relevant tax authority, including, but not limited to, the Host’s or Guest’s name, Listing addresses, transaction dates and amounts, tax identification number(s), the amount of taxes received (or due) by Hosts from Guests, and contact information.</text:p>
      <text:h text:style-name="Heading_20_5" text:outline-level="5">3.10 Government Registration.</text:h>
      <text:p text:style-name="First_20_paragraph">In jurisdictions where Airbnb facilitates or requires a registration, notification, permit, or license application of a Host with a local governmental authority through the Airbnb Platform in accordance with local law, we may share information of participating Hosts with the relevant authority, both during the application process and, if applicable, periodically thereafter, such as the Host’s full name and contact details, Accommodation address, tax identification number, Listing details, and number of nights booked.</text:p>
      <text:h text:style-name="Heading_20_5" text:outline-level="5">3.11 Host Information Provided to Airbnb for Work Customers.</text:h>
      <text:p text:style-name="First_20_paragraph">If a booking is designated as being for business purposes and made by a Guest affiliated with a company or other organization enrolled in our Airbnb for Work Program (either or both an “<text:span text:style-name="T1">Enterprise</text:span>”), we may disclose information related to the booking to the Enterprise, such as the name of the Host, the Accommodation address, pricing, Listing details, and other related information, to the extent necessary for the adequate performance of the services. At the request of the Enterprise or the Guest, we may also share this information with third parties engaged by the Enterprise to provide travel management, travel planning, financial reporting, personnel management, crisis management, or other services.</text:p>
      <text:h text:style-name="Heading_20_5" text:outline-level="5">3.12 Guest Information Provided to Airbnb for Work Customers.</text:h>
      <text:p text:style-name="First_20_paragraph">If you have linked your Airbnb Account with an Enterprise, and you are included on a booking designated as being for business purposes, we may disclose information related to the booking to your Enterprise to the extent necessary for the adequate performance of the services. Typically, this includes your name, dates of the booking, number of guests, pricing, Listing details, the Accommodation address, and other related information. At the request of you or your Enterprise, we may also disclose this information to service providers engaged by it, such as companies that provide travel management, financial reporting, personnel management, crisis management, or other services. In the event of a dispute, emergency, or similar situation involving a booking identified as being for business purposes, Airbnb may also share additional relevant information it believes is necessary to safely and quickly address the situation.</text:p>
      <text:h text:style-name="Heading_20_5" text:outline-level="5">3.13 Business Transfers.</text:h>
      <text:p text:style-name="First_20_paragraph">If Airbnb undertakes or is involved in any merger, acquisition, reorganization, sale of assets, bankruptcy, or insolvency event, then we may sell, transfer or share some or all of our assets, including your information in connection with such transaction or in contemplation of such transaction (e.g., due diligence). In this event, we will notify you before your personal information is transferred and becomes subject to a different privacy policy.</text:p>
      <text:h text:style-name="Heading_20_5" text:outline-level="5">3.14 Aggregated Data.</text:h>
      <text:p text:style-name="First_20_paragraph">We may also share aggregated information (information about our users that we combine together so that it no longer identifies or references an individual user) and other anonymized information for regulatory compliance, industry and market analysis, demographic profiling, marketing and advertising, and other business purposes.</text:p>
      <text:h text:style-name="Heading_20_4" text:outline-level="4">4. OTHER IMPORTANT INFORMATION</text:h>
      <text:h text:style-name="Heading_20_5" text:outline-level="5">4.1 Analyzing your Communications.</text:h>
      <text:p text:style-name="First_20_paragraph">We may review, scan, or analyze your communications on the Airbnb Platform for fraud prevention, risk assessment, regulatory compliance, investigation, product development, research, and customer support purposes. For example, as part of our fraud prevention efforts, we scan and analyze messages to mask contact information and references to other websites. In some cases, we may also scan, review, or analyze messages to debug, improve, and expand product offerings. We use automated methods where reasonably possible. However, occasionally we may need to manually review some communications, such as for fraud investigations and customer support, or to assess and improve the functionality of these automated tools. We will not review, scan, or analyze your communications to send third party marketing messages to you, and we will not sell reviews or analyses of these communications.</text:p>
      <text:p text:style-name="Text_20_body">These activities are carried out based on Airbnb's legitimate interest in ensuring compliance with applicable laws and our Terms, preventing fraud, promoting safety, and improving and ensuring the adequate performance of our services.</text:p>
      <text:h text:style-name="Heading_20_5" text:outline-level="5">4.2 Linking Third Party Accounts.</text:h>
      <text:p text:style-name="First_20_paragraph">You may link your Airbnb Account with your account at a third party social networking service. Your contacts on these third party services are referred to as “Friends.”  When you create this link:</text:p>
      <text:list text:style-name="L21">
        <text:list-item>
          <text:p text:style-name="P21">some of the information you provide to us from the linking of your accounts may be published on your Airbnb Account profile;</text:p>
        </text:list-item>
        <text:list-item>
          <text:p text:style-name="P21">your activities on the Airbnb Platform may be displayed to your Friends on the Airbnb Platform and/or that third party site;</text:p>
        </text:list-item>
        <text:list-item>
          <text:p text:style-name="P21">a link to your public profile on that third party social networking service may be included in your Airbnb public profile;</text:p>
        </text:list-item>
        <text:list-item>
          <text:p text:style-name="P21">other Airbnb users may be able to see any common Friends that you may have with them, or that you are a Friend of their Friend if applicable;</text:p>
        </text:list-item>
        <text:list-item>
          <text:p text:style-name="P21">other Airbnb users may be able to see any schools, hometowns or other groups you have in common with them as listed on your linked social networking service;</text:p>
        </text:list-item>
        <text:list-item>
          <text:p text:style-name="P21">the information you provide to us from the linking of your accounts may be stored, processed and transmitted for fraud prevention and risk assessment purposes; and</text:p>
        </text:list-item>
        <text:list-item>
          <text:p text:style-name="P21">the publication and display of information that you provide to Airbnb through this linkage is subject to your settings and authorizations on the Airbnb Platform and the third party site.</text:p>
        </text:list-item>
      </text:list>
      <text:p text:style-name="First_20_paragraph">We only collect your information from linked third party accounts to the extent necessary to ensure the adequate performance of our contract with you, or to ensure that we comply with applicable laws, or with your consent.</text:p>
      <text:h text:style-name="Heading_20_5" text:outline-level="5">4.3 Google Maps/Earth.</text:h>
      <text:p text:style-name="First_20_paragraph">Parts of the Airbnb Platform use Google Maps/Earth services, including the Google Maps API(s). Use of Google Maps/Earth is subject to <text:a xlink:type="simple" xlink:href="http://www.google.com/intl/en_us/help/terms_maps.html" office:name=""><text:span text:style-name="Definition">Google Maps/Earth Additional Terms of Use</text:span></text:a> and the <text:a xlink:type="simple" xlink:href="http://www.google.com/privacy.html" office:name=""><text:span text:style-name="Definition">Google Privacy Policy</text:span></text:a>.</text:p>
      <text:h text:style-name="Heading_20_4" text:outline-level="4">5. THIRD PARTY PARTNERS &amp; INTEGRATIONS</text:h>
      <text:p text:style-name="First_20_paragraph">The Airbnb Platform may contain links to third party websites or services, such as third party integrations, co-branded services, or third party-branded services (“<text:span text:style-name="T1">Third Party Partners</text:span>”). Airbnb doesn’t own or control these Third Party Partners and when you interact with them, you may be providing information directly to the Third Party Partner, Airbnb, or both. These Third Party Partners will have their own rules about the collection, use, and disclosure of information. We encourage you to review the privacy policies of the other websites you visit.</text:p>
      <text:h text:style-name="Heading_20_4" text:outline-level="4">6. YOUR RIGHTS</text:h>
      <text:p text:style-name="First_20_paragraph">You may exercise any of the rights described in this section before your applicable Airbnb Data Controller and Payments Data Controller by sending an email to <text:a xlink:type="simple" xlink:href="mailto:dpo@airbnb.com" office:name=""><text:span text:style-name="Definition">dpo@airbnb.com</text:span></text:a>. Please note that we may ask you to verify your identity before taking further action on your request.</text:p>
      <text:h text:style-name="Heading_20_5" text:outline-level="5">6.1 Managing Your Information.</text:h>
      <text:p text:style-name="First_20_paragraph">You may access and update some of your information through your Account settings. If you have chosen to connect your Airbnb Account to a third-party application, like Facebook or Google, you can change your settings and remove permission for the app by changing your Account settings. You are responsible for keeping your personal information up-to-date.</text:p>
      <text:h text:style-name="Heading_20_5" text:outline-level="5">6.2 Rectification of Inaccurate or Incomplete Information.</text:h>
      <text:p text:style-name="First_20_paragraph">You have the right to ask us to correct inaccurate or incomplete personal information concerning you (and which you cannot update yourself within your Airbnb Account).</text:p>
      <text:h text:style-name="Heading_20_5" text:outline-level="5">6.3 Data Access and Portability.</text:h>
      <text:p text:style-name="First_20_paragraph">In some jurisdictions, applicable law may entitle you to request copies of your personal information held by us. You may also be entitled to request copies of personal information that you have provided to us in a structured, commonly used, and machine-readable format and/or request us to transmit this information to another service provider (where technically feasible).</text:p>
      <text:h text:style-name="Heading_20_5" text:outline-level="5">6.4 Data Retention and Erasure.</text:h>
      <text:p text:style-name="First_20_paragraph">We generally retain your personal information for as long as is necessary for the performance of the contract between you and us and to comply with our legal obligations. If you no longer want us to use your information to provide the Airbnb Platform to you, you can request that we erase your personal information and close your Airbnb Account. Please note that if you request the erasure of your personal information:</text:p>
      <text:list text:style-name="L22">
        <text:list-item>
          <text:p text:style-name="P22">We may retain some of your personal information as necessary for our legitimate business interests, such as fraud detection and prevention and enhancing safety. For example, if we suspend an Airbnb Account for fraud or safety reasons, we may retain certain information from that Airbnb Account to prevent that Member from opening a new Airbnb Account in the future.</text:p>
        </text:list-item>
        <text:list-item>
          <text:p text:style-name="P22">We may retain and use your personal information to the extent necessary to comply with our legal obligations. For example, Airbnb and Airbnb Payments may keep some of your information for tax, legal reporting and auditing obligations.</text:p>
        </text:list-item>
        <text:list-item>
          <text:p text:style-name="P22">Information you have shared with others (e.g., Reviews, forum postings) may continue to be publicly visible on the Airbnb Platform, even after your Airbnb Account is cancelled. However, attribution of such information to you will be removed. Additionally, some copies of your information (e.g., log records) may remain in our database, but are disassociated from personal identifiers.</text:p>
        </text:list-item>
        <text:list-item>
          <text:p text:style-name="P22">Because we maintain the Airbnb Platform to protect from accidental or malicious loss and destruction, residual copies of your personal information may not be removed from our backup systems for a limited period of time.</text:p>
        </text:list-item>
      </text:list>
      <text:h text:style-name="Heading_20_5" text:outline-level="5">6.5 Withdrawing Consent and Restriction of Processing.</text:h>
      <text:p text:style-name="First_20_paragraph">Where you have provided your consent to the processing of your personal information by Airbnb you may withdraw your consent at any time by changing your Account settings or by sending a communication to Airbnb specifying which consent you are withdrawing. Please note that the withdrawal of your consent does not affect the lawfulness of any processing activities based on such consent before its withdrawal. Additionally, in some jurisdictions, applicable law may give you the right to limit the ways in which we use your personal information, in particular where (i) you contest the accuracy of your personal information; (ii) the processing is unlawful and you oppose the erasure of your personal information; (iii) we no longer need your personal information for the purposes of the processing, but you require the information for the establishment, exercise or defence of legal claims; or (iv) you have objected to the processing pursuant to Section 6.6 and pending the verification whether the legitimate grounds of Airbnb override your own.</text:p>
      <text:h text:style-name="Heading_20_5" text:outline-level="5">6.6 Objection to Processing.</text:h>
      <text:p text:style-name="First_20_paragraph">In some jurisdictions, applicable law may entitle you to require Airbnb and Airbnb Payments not to process your personal information for certain specific purposes (including profiling) where such processing is based on legitimate interest. If you object to such processing Airbnb and/or Airbnb Payments will no longer process your personal information for these purposes unless we can demonstrate compelling legitimate grounds for such processing or such processing is required for the establishment, exercise or defence of legal claims.</text:p>
      <text:p text:style-name="Text_20_body">Where your personal information is processed for direct marketing purposes, you may, at any time ask Airbnb to cease processing your data for these direct marketing purposes by sending an e-mail to opt-out@airbnb.com.</text:p>
      <text:h text:style-name="Heading_20_5" text:outline-level="5">6.7 Lodging Complaints.</text:h>
      <text:p text:style-name="First_20_paragraph">You have the right to lodge complaints about the data processing activities carried out by Airbnb and Airbnb Payments before the competent data protection authorities. If your Data Controller is Airbnb Ireland or Airbnb GSL, you have the right to file a complaint with its lead supervisory authority, the Irish Data Protection Commissioner. If your Payments Data Controller is Airbnb Payments (UK) Ltd. with its lead supervisory authority, the Information Commissioner's Office.</text:p>
      <text:h text:style-name="Heading_20_4" text:outline-level="4">7. OPERATING GLOBALLY</text:h>
      <text:p text:style-name="First_20_paragraph">To facilitate our global operations Airbnb and Airbnb Payments may transfer, store, and process your information within our family of companies or with service providers based in Europe, India, Asia Pacific and North and South America. Laws in these countries may differ from the laws applicable to your Country of Residence. For example, information collected within the EEA may be transferred, stored, and processed outside of the EEA for the purposes described in this Privacy Policy. Where we transfer store, and process your personal information outside of the EEA we have ensured that appropriate safeguards are in place to ensure an adequate level of data protection.</text:p>
      <text:h text:style-name="Heading_20_5" text:outline-level="5">7.1 EU-US &amp; Swiss-US Privacy Shield.  </text:h>
      <text:p text:style-name="First_20_paragraph">Airbnb and Airbnb Payments comply with the EU-US Privacy Shield Framework and the Swiss-US Privacy Shield Framework as set forth by the U.S. Department of Commerce regarding the collection, use, and retention of personal information transferred from the European Union and Switzerland to the United States, respectively. Airbnb has certified to the Department of Commerce that it adheres to the Privacy Shield Principles. If there is any conflict between the terms in this Privacy Policy and the Privacy Shield Principles, the Privacy Shield Principles shall govern. To learn more about the Privacy Shield program, and to view our certification, please visit <text:a xlink:type="simple" xlink:href="https://www.privacyshield.gov/" office:name=""><text:span text:style-name="Definition">https://www.privacyshield.gov/</text:span></text:a>.</text:p>
      <text:p text:style-name="Text_20_body">Under the Privacy Shield Framework, Airbnb and Airbnb Payments are subject to the authority of the Federal Trade Commission. If you have any questions or concerns relating to our Privacy Shield certification, contact us at Airbnb, Inc., Legal Department, 888 Brannan Street, San Francisco, CA 94103 or via <text:a xlink:type="simple" xlink:href="mailto:privacyshield@airbnb.com" office:name=""><text:span text:style-name="Definition">email</text:span></text:a>. If we are not able to resolve your concern, you may also contact your European Data Protection Authority or Commission or seek assistance from our designated Privacy Shield independent recourse mechanism, <text:a xlink:type="simple" xlink:href="https://www.jamsadr.com/" office:name=""><text:span text:style-name="Definition">JAMS</text:span></text:a>. In certain circumstances, you may also have the right to pursue binding arbitration through the Privacy Shield Framework, as described in <text:a xlink:type="simple" xlink:href="https://www.privacyshield.gov/article?id=ANNEX-I-introduction" office:name=""><text:span text:style-name="Definition">Annex I to the Privacy Shield Principles</text:span></text:a>.</text:p>
      <text:p text:style-name="Text_20_body">If we have received your personal information under the Privacy Shield and subsequently transfer it to a third party service provider for processing as described in this Privacy Policy, we will remain responsible if these providers process your personal information in a manner inconsistent with the Privacy Shield Principles, except where we can establish that Airbnb or Airbnb Payments was not responsible for the violation.</text:p>
      <text:h text:style-name="Heading_20_5" text:outline-level="5">7.2 Other Means to Ensure an Adequate Level of Data Protection.</text:h>
      <text:p text:style-name="First_20_paragraph">If Airbnb Ireland is the Data Controller and your information is shared with corporate affiliates or third party service providers outside the EEA, we have - prior to sharing your information with such corporate affiliate or third party service provider – established the necessary means to ensure an adequate level of data protection. This may be an adequacy decision of the European Commission confirming an adequate level of data protection in the respective non-EEA country or an agreement on the basis of the EU Model Clauses (a set of clauses issued by the European Commission). We will provide further information on the means to ensure an adequate level of data protection on request.</text:p>
      <text:h text:style-name="Heading_20_5" text:outline-level="5">7.3 California &amp; Vermont Residents.</text:h>
      <text:p text:style-name="First_20_paragraph">Airbnb Payments will not share information it collects about you with its affiliates or third parties (both financial and non-financial), except as required or permitted by your state’s law.</text:p>
      <text:h text:style-name="Heading_20_5" text:outline-level="5">7.4 California Privacy Rights.</text:h>
      <text:p text:style-name="First_20_paragraph">California law permits Members who are California residents to request and obtain from us once a year, free of charge, a list of the third parties to whom we have disclosed their personal information (if any) for their direct marketing purposes in the prior calendar year, as well as the type of personal information disclosed to those third parties. See the “Contact” section for where to send such requests. Airbnb and Airbnb Payments do not share personal information with third parties for their own direct marketing purposes without your prior consent. Accordingly, you can prevent disclosure of your personal information to third parties for their direct marketing purposes by withholding consent.</text:p>
      <text:h text:style-name="Heading_20_4" text:outline-level="4">8. SECURITY</text:h>
      <text:p text:style-name="First_20_paragraph">We are continuously implementing and updating administrative, technical, and physical security measures to help protect your information against unauthorized access, loss, destruction, or alteration. Some of the safeguards we use to protect your information are firewalls and data encryption, and information access controls. If you know or have reason to believe that your Airbnb Account credentials have been lost, stolen, misappropriated, or otherwise compromised or in case of any actual or suspected unauthorized use of your Airbnb Account, please contact us following the instructions in the Contact Us section below.</text:p>
      <text:h text:style-name="Heading_20_4" text:outline-level="4">9. CHANGES TO THIS PRIVACY POLICY</text:h>
      <text:p text:style-name="First_20_paragraph">Airbnb reserves the right to modify this Privacy Policy at any time in accordance with this provision. If we make changes to this Privacy Policy, we will post the revised Privacy Policy on the Airbnb Platform and update the “Last Updated” date at the top of this Privacy Policy. We will also provide you with notice of the modification by email at least thirty (30) days before the date they become effective. If you disagree with the revised Privacy Policy, you may cancel your Account. If you do not cancel your Account before the date the revised Privacy Policy becomes effective, your continued access to or use of the Airbnb Platform will be subject to the revised Privacy Policy.</text:p>
      <text:h text:style-name="Heading_20_4" text:outline-level="4">10. CONTACT US</text:h>
      <text:p text:style-name="First_20_paragraph">If you have any questions or complaints about this Privacy Policy or Airbnb’s information handling practices, you may <text:a xlink:type="simple" xlink:href="mailto:dpo@airbnb.com" office:name=""><text:span text:style-name="Definition">email</text:span></text:a> us or contact us at:</text:p>
      <text:list text:style-name="L23">
        <text:list-item>
          <text:p text:style-name="P23"><text:span text:style-name="T1">For persons whose Country of Residence is the United States:</text:span> Airbnb, Inc., Legal Department, 888 Brannan Street, San Francisco, CA 94103 USA. For payments-related matters prior to April 30, 2018: Airbnb Payments, Inc., 999 Brannan Street, 4th Floor, San Francisco, CA 94103, USA. For payments-related matters after April 30, 2018 at 8AM UTC: Airbnb Payments, Inc. 650 7th Street, San Francisco, CA 94103, USA.</text:p>
        </text:list-item>
        <text:list-item>
          <text:p text:style-name="P23"><text:span text:style-name="T1">For persons whose Country of Residence is Japan:</text:span> Airbnb Global Services Limited, Legal Department, 8 Hanover Quay, Dublin 2. Ireland.</text:p>
        </text:list-item>
        <text:list-item>
          <text:p text:style-name="P23"><text:span text:style-name="T1">For persons whose Country of Residence is China:</text:span> Airbnb Internet (Beijing) Co., Ltd., Legal Department, Unit 2-13, Floor 14, East Tower, WFC, No.1, East Third Ring Middle Road, Chaoyang District, Beijing, China.</text:p>
        </text:list-item>
        <text:list-item>
          <text:p text:style-name="P23"><text:span text:style-name="T1">For persons whose Country of Residence is India for payments-related matters:</text:span> Airbnb Payments India Pvt. Ltd., Level 9, Spaze i-Tech Park, A1 Tower, Sector-49, Sohna Road, Gurugram INDIA 122018.</text:p>
        </text:list-item>
        <text:list-item>
          <text:p text:style-name="P23"><text:span text:style-name="T1">For persons whose Country of Residence is outside of the United States, China and Japan:</text:span> Airbnb Ireland UC, Data Protection Officer, 8 Hanover Quay, Dublin 2, Ireland and for payments-related matters (except for persons whose Country of Residence is India): Airbnb Payments UK Ltd., Data Protection Officer, 20-22 Bedford Row, London, WC1R 4JS, United Kingdom.</text:p>
        </text:list-item>
      </text:list>
      <text:p text:style-name="Horizontal_20_Line"/>
      <text:h text:style-name="Heading_20_2" text:outline-level="2">Airbnb Privacy Policy</text:h>
      <text:p text:style-name="First_20_paragraph">Last Updated: June 19, 2017</text:p>
      <text:p text:style-name="Text_20_body">Thank you for using Airbnb!</text:p>
      <text:p text:style-name="Text_20_body">This Privacy Policy explains how we collect, use, process, and disclose your information across the Airbnb Platform.</text:p>
      <text:p text:style-name="Text_20_body">If you see an undefined term in this Privacy Policy (such as “Listing” or “Airbnb Platform”), it has the same definition as outlined in our <text:a xlink:type="simple" xlink:href="/terms" office:name=""><text:span text:style-name="Definition">Terms of Service</text:span></text:a>.</text:p>
      <text:p text:style-name="Text_20_body">When this policy mentions “Airbnb,” “we,” “us,” or “our,” it refers to the Airbnb company that is responsible for your information under this Privacy Policy (the “<text:span text:style-name="T1">Data Controller</text:span>”).</text:p>
      <text:list text:style-name="L24">
        <text:list-item>
          <text:p text:style-name="P24">If you reside in the United States, the Data Controller is Airbnb, Inc.</text:p>
        </text:list-item>
        <text:list-item>
          <text:p text:style-name="P24">If you reside outside of the United States and the People’s Republic of China (for purposes of this Privacy Policy, the People’s Republic of China does not include Hong Kong, Macau and Taiwan) (“<text:span text:style-name="T1">China</text:span>”), the Data Controller is Airbnb Ireland UC (“<text:span text:style-name="T1">Airbnb Ireland</text:span>”).</text:p>
        </text:list-item>
        <text:list-item>
          <text:p text:style-name="P24">If you reside in China, the Data Controller is Airbnb Internet (Beijing) Co., Ltd. (“<text:span text:style-name="T1">Airbnb China</text:span>”), except where you book a Host Service or create a Listing located outside of China, in which case, the Data Controller is Airbnb Ireland for that transaction. Additionally, Airbnb Ireland will be the Data Controller for all bookings confirmed prior to December 7, 2016 at 10:00am UTC.</text:p>
        </text:list-item>
      </text:list>
      <text:p text:style-name="First_20_paragraph">If you change your place of residence, the Data Controller will be determined by your new place of residence as specified above, from the date on which your place of residence changes.</text:p>
      <text:p text:style-name="Text_20_body">This Privacy Policy also applies to the Payment Services provided to you by Airbnb Payments pursuant to the <text:a xlink:type="simple" xlink:href="/terms/payments_terms" office:name=""><text:span text:style-name="Definition">Payments Terms of Service</text:span></text:a> (“<text:span text:style-name="T1">Payments Terms</text:span>”). One or more Airbnb Payments entities will be the Data Controller of your information related to the Payment Services depending on where your Payment Method or Payout Method is issued:</text:p>
      <text:list text:style-name="L25">
        <text:list-item>
          <text:p text:style-name="P25">If issued in the United States, the Data Controller is Airbnb Payments, Inc. (a subsidiary of Airbnb, Inc.).</text:p>
        </text:list-item>
        <text:list-item>
          <text:p text:style-name="P25">If issued in China, the Data Controller is Airbnb China, except if: (i) you book or create a Listing outside of China, (ii) book a Listing in China with a Host who is not a resident of China, or (iii) the booking was confirmed prior to December 7, 2016 at 10:00am UTC, in which case the Data Controller is Airbnb Payments UK Ltd.</text:p>
        </text:list-item>
        <text:list-item>
          <text:p text:style-name="P25">If issued in India, the Data Controller is Airbnb Payments India Pvt. Ltd., except if you use a Payout Method issued in India and accept a booking from a Guest with a Payment Method that is not issued in India, in which case the Data Controller is Airbnb Payments UK Ltd.</text:p>
        </text:list-item>
        <text:list-item>
          <text:p text:style-name="P25">If issued outside of the United States, China, and India, the Data Controller is Airbnb Payments UK Ltd.</text:p>
        </text:list-item>
      </text:list>
      <text:h text:style-name="Heading_20_4" text:outline-level="4">1. INFORMATION WE COLLECT</text:h>
      <text:p text:style-name="First_20_paragraph">There are three general categories of information we collect.</text:p>
      <text:h text:style-name="Heading_20_5" text:outline-level="5">1.1 Information You Give Us.</text:h>
      <text:p text:style-name="First_20_paragraph">We collect information you share with us when you use the Airbnb Platform.</text:p>
      <text:list text:style-name="L26">
        <text:list-item>
          <text:p text:style-name="P26"><text:span text:style-name="T1">Account Information.</text:span> When you sign up for an Airbnb Account, we require certain information such as your name, email address, and date of birth.</text:p>
        </text:list-item>
        <text:list-item>
          <text:p text:style-name="P26"><text:span text:style-name="T1">Profile Information.</text:span> To use certain features within the Airbnb Platform, we may also ask you to complete a profile, which may include your address, phone number, and gender. Certain parts of your profile (like your profile picture, first name, and description) are a part of your public profile page, and will be publicly visible to others.</text:p>
        </text:list-item>
        <text:list-item>
          <text:p text:style-name="P26"><text:span text:style-name="T1">Other Authentication-Related Information.</text:span> To help create and maintain a trusted environment, we may collect identification (like a photo of your government-issued ID) or other authentication information. To learn more, see our Help Center article about <text:a xlink:type="simple" xlink:href="/help/article/1237/how-does-providing-identification-on-airbnb-work" office:name=""><text:span text:style-name="Definition">providing identification on Airbnb</text:span></text:a>.</text:p>
        </text:list-item>
        <text:list-item>
          <text:p text:style-name="P26"><text:span text:style-name="T1">Payment Information.</text:span> We collect your financial information (like your bank account or credit card information) when you use the Payment Services to process payments.</text:p>
        </text:list-item>
        <text:list-item>
          <text:p text:style-name="P26"><text:span text:style-name="T1">Communications with Airbnb and other Members.</text:span> When you communicate with Airbnb or use the Airbnb Platform to communicate with other Members, we collect information about your communication and any information you choose to provide.</text:p>
        </text:list-item>
        <text:list-item>
          <text:p text:style-name="P26"><text:span text:style-name="T1">Address Book Contact Information.</text:span> You may choose to import your address book contacts or enter your contacts’ information manually to access certain features of the Airbnb Platform, like inviting them to use Airbnb.</text:p>
        </text:list-item>
        <text:list-item>
          <text:p text:style-name="P26"><text:span text:style-name="T1">Other Information.</text:span> You may otherwise choose to provide us information when you fill in a form, conduct a search, update or add information to your Airbnb Account, respond to surveys, post to community forums, participate in promotions, or use other features of the Airbnb Platform.</text:p>
        </text:list-item>
      </text:list>
      <text:h text:style-name="Heading_20_5" text:outline-level="5">1.2 Information We Automatically Collect from Your Use of the Airbnb Platform.</text:h>
      <text:p text:style-name="First_20_paragraph">When you use the Airbnb Platform, we collect information about the services you use and how you use them.</text:p>
      <text:list text:style-name="L27">
        <text:list-item>
          <text:p text:style-name="P27"><text:span text:style-name="T1">Usage Information.</text:span> We collect information about your interactions with the Airbnb Platform, such as the pages or other content you view, your searches for Listings, bookings you have made, and other actions on the Airbnb Platform.</text:p>
        </text:list-item>
        <text:list-item>
          <text:p text:style-name="P27"><text:span text:style-name="T1">Location Information.</text:span> When you use certain features of the Airbnb Platform, we may collect different types of information about your general location (e.g. IP address, zip code) or more specific location information (e.g. precise location from your mobile GPS). Most mobile devices allow you to control or disable the use of location services for applications in the device’s settings menu.</text:p>
        </text:list-item>
        <text:list-item>
          <text:p text:style-name="P27"><text:span text:style-name="T1">Log Data.</text:span> We automatically collect log information when you use the Airbnb Platform, even if you have not created an Airbnb Account or logged in. That information includes, among other things: details about how you’ve used the Airbnb Platform (including links to third party applications), IP address, access times, hardware and software information, device information, device event information (e.g., crashes, browser type), and the page you’ve viewed or engaged with before or after using the Airbnb Platform.</text:p>
        </text:list-item>
        <text:list-item>
          <text:p text:style-name="P27"><text:span text:style-name="T1">Transaction Information.</text:span> We collect information related to your transactions on the Airbnb Platform, including the date and time, amounts charged, and other related transaction details.</text:p>
        </text:list-item>
        <text:list-item>
          <text:p text:style-name="P27"><text:span text:style-name="T1">Cookies and Similar Technologies.</text:span> We use cookies and other similar technologies, such as web beacons, pixels, and mobile identifiers. We may also allow our business partners to use these tracking technologies on the Airbnb Platform, or engage others to track your behavior on our behalf. While you may disable the usage of cookies through your browser settings, we do not change our practices in response to a “Do Not Track” signal in the HTTP header from your browser or mobile application. For more information on our use of these technologies, see our <text:a xlink:type="simple" xlink:href="/terms/cookie_policy" office:name=""><text:span text:style-name="Definition">Cookie Policy</text:span></text:a>.</text:p>
        </text:list-item>
      </text:list>
      <text:h text:style-name="Heading_20_5" text:outline-level="5">1.3 Information We Collect from Third Parties.</text:h>
      <text:p text:style-name="First_20_paragraph">We may collect information that others provide about you when they use the Airbnb Platform, or obtain information from other sources and combine that with information we collect through the Airbnb Platform.</text:p>
      <text:list text:style-name="L28">
        <text:list-item>
          <text:p text:style-name="P28"><text:span text:style-name="T1">Third Party Services.</text:span> If you link, connect, or login to your Airbnb Account with a third party service (e.g., Facebook, WeChat), the third party service may send us information such as your registration and profile information from that service. This information varies and is controlled by that service or as authorized by you via your privacy settings at that service.</text:p>
        </text:list-item>
        <text:list-item>
          <text:p text:style-name="P28"><text:span text:style-name="T1">Your References.</text:span> If someone has written a reference for you, it will be published on your Airbnb public profile page. To learn more about how this works, see our Help Center article about <text:a xlink:type="simple" xlink:href="/help/article/173/what-are-references-on-airbnb" office:name=""><text:span text:style-name="Definition">References</text:span></text:a>.</text:p>
        </text:list-item>
        <text:list-item>
          <text:p text:style-name="P28"><text:span text:style-name="T1">Background Information.</text:span> For Members in the United States, to the extent permitted by applicable laws, Airbnb may obtain reports from public records of criminal convictions or sex offender registrations. For Members outside of the United States, to the extent permitted by applicable laws, Airbnb may obtain the local version of background or registered sex offender checks. We may use your information, including your full name and date of birth, to obtain such reports.</text:p>
        </text:list-item>
        <text:list-item>
          <text:p text:style-name="P28"><text:span text:style-name="T1">Other Sources.</text:span> To the extent permitted by applicable law, we may receive additional information about you, such as demographic data or fraud detection information, from third party service providers and/or partners, and combine it with information we have about you. For example, we may receive background check results or fraud warnings from service providers like identity verification services for our fraud prevention and risk assessment efforts. We may receive information about you and your activities on and off the Airbnb Platform through partnerships, or about your experiences and interactions from our partner ad networks.</text:p>
        </text:list-item>
      </text:list>
      <text:h text:style-name="Heading_20_4" text:outline-level="4">2. HOW WE USE INFORMATION WE COLLECT</text:h>
      <text:p text:style-name="First_20_paragraph">We use, store, and process information about you to provide, understand, improve, and develop the Airbnb Platform, and to create and maintain a trusted and safer environment.</text:p>
      <text:h text:style-name="Heading_20_5" text:outline-level="5">2.1 Provide, Improve, and Develop the Airbnb Platform.</text:h>
      <text:list text:style-name="L29">
        <text:list-item>
          <text:p text:style-name="P29">Enable you to access and use the Airbnb Platform.</text:p>
        </text:list-item>
        <text:list-item>
          <text:p text:style-name="P29">Enable you to communicate with other Members.</text:p>
        </text:list-item>
        <text:list-item>
          <text:p text:style-name="P29">Operate, protect, improve and optimize the Airbnb Platform and experience, such as by performing analytics and conducting research.</text:p>
        </text:list-item>
        <text:list-item>
          <text:p text:style-name="P29">Personalize or otherwise customize your experience by, among other things, ranking search results or showing ads based on your search, booking history, and preferences.</text:p>
        </text:list-item>
        <text:list-item>
          <text:p text:style-name="P29">Enable you to access and use the Payment Services.</text:p>
        </text:list-item>
        <text:list-item>
          <text:p text:style-name="P29">Provide customer service.</text:p>
        </text:list-item>
        <text:list-item>
          <text:p text:style-name="P29">Send you service or support messages, such as updates, security alerts, and account notifications.</text:p>
        </text:list-item>
        <text:list-item>
          <text:p text:style-name="P29">If you provide us with your contacts’ information, we may use and store this information: (i) to facilitate your referral invitations, (ii) send your requests for references, (iii) for fraud detection and prevention, and (iv) for any purpose you authorize at the time of collection.</text:p>
        </text:list-item>
      </text:list>
      <text:h text:style-name="Heading_20_5" text:outline-level="5">2.2 Create and Maintain a Trusted and Safer Environment.</text:h>
      <text:list text:style-name="L30">
        <text:list-item>
          <text:p text:style-name="P30">Detect and prevent fraud, spam, abuse, security incidents, and other harmful activity.</text:p>
        </text:list-item>
        <text:list-item>
          <text:p text:style-name="P30">Conduct investigations and risk assessments.</text:p>
        </text:list-item>
        <text:list-item>
          <text:p text:style-name="P30">Verify or authenticate information or identifications provided by you (such as to verify your Accommodation address or compare your identification photo to another photo you provide).</text:p>
        </text:list-item>
        <text:list-item>
          <text:p text:style-name="P30">Conduct checks against databases and other information sources.</text:p>
        </text:list-item>
        <text:list-item>
          <text:p text:style-name="P30">Comply with our legal obligations.</text:p>
        </text:list-item>
        <text:list-item>
          <text:p text:style-name="P30">Resolve any disputes with any of our users and enforce our agreements with third parties.</text:p>
        </text:list-item>
        <text:list-item>
          <text:p text:style-name="P30">Enforce our <text:a xlink:type="simple" xlink:href="/terms" office:name=""><text:span text:style-name="Definition">Terms of Service</text:span></text:a>, <text:a xlink:type="simple" xlink:href="/terms/payments_terms" office:name=""><text:span text:style-name="Definition">Payments Terms</text:span></text:a>, and other policies.</text:p>
        </text:list-item>
      </text:list>
      <text:h text:style-name="Heading_20_5" text:outline-level="5">2.3 Provide, Personalize, Measure, and Improve our Advertising and Marketing.</text:h>
      <text:list text:style-name="L31">
        <text:list-item>
          <text:p text:style-name="P31">Send you promotional messages, marketing, advertising, and other information that may be of interest to you based on your communication preferences (including information about Airbnb or partner campaigns and services).</text:p>
        </text:list-item>
        <text:list-item>
          <text:p text:style-name="P31">Personalize, measure, and improve advertising.</text:p>
        </text:list-item>
        <text:list-item>
          <text:p text:style-name="P31">Administer referral programs, rewards, surveys, sweepstakes, contests, or other promotional activities or events sponsored or managed by Airbnb or its third party business partners.</text:p>
        </text:list-item>
      </text:list>
      <text:h text:style-name="Heading_20_4" text:outline-level="4">3. SHARING &amp; DISCLOSURE</text:h>
      <text:h text:style-name="Heading_20_5" text:outline-level="5">3.1 With Your Consent.</text:h>
      <text:p text:style-name="First_20_paragraph">We may share your information at your direction or as described at the time of sharing, such as when you authorize a third party application or website to access your Airbnb Account.</text:p>
      <text:h text:style-name="Heading_20_5" text:outline-level="5">3.2 Sharing between Hosts, Guests and Co-Hosts.</text:h>
      <text:p text:style-name="First_20_paragraph">To help facilitate bookings, we may share your information with other Members as follows:</text:p>
      <text:list text:style-name="L32">
        <text:list-item>
          <text:p text:style-name="P32">When you as a Guest submit a booking request, certain information about you is shared with the Host (and Co-Host, if applicable), including your full name, the full name of any additional Guests, your cancellation history, and other information you agree to share. When your booking is confirmed, we will disclose additional information to assist with coordinating the trip, like your phone number.</text:p>
        </text:list-item>
        <text:list-item>
          <text:p text:style-name="P32">When you as a Host (or Co-Host, if applicable) have a confirmed booking, certain information is shared with the Guest to coordinate the booking, such as your full name, phone number, and Accommodation or Experience address.</text:p>
        </text:list-item>
        <text:list-item>
          <text:p text:style-name="P32">When you as a Host invite another Member to become a Co-Host, you authorize the Co-Host to access your information and Member Content, including but not limited to certain information like your full name, phone number, Accommodation address, and email address.</text:p>
        </text:list-item>
      </text:list>
      <text:p text:style-name="First_20_paragraph">We don’t share your billing and payout information with other Members.</text:p>
      <text:h text:style-name="Heading_20_5" text:outline-level="5">3.3 Profiles, Listings, and other Public Information.</text:h>
      <text:p text:style-name="First_20_paragraph">The Airbnb Platform lets you publish information that is visible to the general public. For example:</text:p>
      <text:list text:style-name="L33">
        <text:list-item>
          <text:p text:style-name="P33">Parts of your public profile page, such as your first name, your description, and city, are publicly visible to others.</text:p>
        </text:list-item>
        <text:list-item>
          <text:p text:style-name="P33">Public Listing pages are publicly visible and include information such as the Accommodation or Experience’s approximate location (neighborhood and city), Listing description, calendar availability, the Host public profile photo, aggregated demand information (like page views over a period of time), and any additional information the Host chooses to share.</text:p>
        </text:list-item>
        <text:list-item>
          <text:p text:style-name="P33">After completing a booking, Guests and Hosts may write reviews and rate each other. Reviews are a part of your public profile page.</text:p>
        </text:list-item>
        <text:list-item>
          <text:p text:style-name="P33">If you submit content in a public forum or social media post, or use a similar feature on the Airbnb Platform, that content is publicly visible.</text:p>
        </text:list-item>
      </text:list>
      <text:p text:style-name="First_20_paragraph">Information you share publicly on the Airbnb Platform may be indexed through third party search engines. In some cases, you may opt-out of this feature in your Account settings. If you change your settings or your public-facing content, these search engines may not update their databases. We do not control the practices of third party search engines, and they may use caches containing your outdated information.</text:p>
      <text:h text:style-name="Heading_20_5" text:outline-level="5">3.4 Service Providers.</text:h>
      <text:p text:style-name="First_20_paragraph">We use a variety of third party service providers to help us provide services related to the Airbnb Platform. Service providers may be located inside or outside of the European Economic Area (“<text:span text:style-name="T1">EEA</text:span>”). For example, service providers may help us: (i) verify or authenticate your identification, (ii) check information against public databases, (iii) assist us with background checks, fraud prevention, and risk assessment, or (iv) provide customer service, advertising, or payments services. These providers have limited access to your information to perform these tasks on our behalf, and are contractually obligated to use it consistent with this Privacy Policy.</text:p>
      <text:h text:style-name="Heading_20_5" text:outline-level="5">3.5 Additional Services by Hosts.</text:h>
      <text:p text:style-name="First_20_paragraph">Hosts may use third party services available through the Airbnb Platform to assist with managing their Accommodation or providing additional services, such as cleaning services or lock providers. Hosts may use features on the Airbnb Platform to share information about the Guest (like check-in and check-out dates, Guest name, Guest phone number, and Guest anonymized email address) with that third party service provider for the purposes of coordinating the stay, managing the Accommodation, or delivering other services.</text:p>
      <text:h text:style-name="Heading_20_5" text:outline-level="5">3.6 Airbnb Payments.</text:h>
      <text:p text:style-name="First_20_paragraph">Airbnb Payments may share your personal information to: (i) provide the Payment Services, (ii) facilitate your use of the Airbnb Platform, and (iii) jointly market products or services to you with other financial third parties with whom Airbnb Payments has a formal agreement. You can unsubscribe or opt-out from receiving such marketing communications in your Account settings.</text:p>
      <text:h text:style-name="Heading_20_5" text:outline-level="5">3.7 Safety and Compliance with Law.</text:h>
      <text:p text:style-name="First_20_paragraph">Airbnb may disclose your information to courts, law enforcement or governmental authorities, or authorized third parties, if and to the extent we are required to do so by law or if such disclosure is reasonably necessary: (i) to comply with legal process and to respond to claims asserted against Airbnb, (ii) to respond to verified requests relating to a criminal investigation or alleged or suspected illegal activity or any other activity that may expose us, you, or any other of our users to legal liability, (iii) to enforce and administer our <text:a xlink:type="simple" xlink:href="/terms" office:name=""><text:span text:style-name="Definition">Terms of Service</text:span></text:a> or other agreements with Members, (iv) for fraud investigation and prevention, risk assessment, customer support, product development and debugging purposes, or (v) to protect the rights, property or personal safety of Airbnb, its employees, its Members, or members of the public.</text:p>
      <text:p text:style-name="Text_20_body">We will attempt to notify Members about these requests unless: (i) providing notice is prohibited by the legal process itself, by court order we receive, or by applicable law, or (ii) we believe that providing notice would be futile, ineffective, create a risk of injury or bodily harm to an individual or group, or create or increase a risk of fraud upon Airbnb’s property, its Members and the Platform (collectively, “<text:span text:style-name="T1">Risk Scenarios</text:span>”). In instances where we comply with legal requests without notice for these reasons, we will attempt to notify that Member about the request after the fact if we determine in good faith that we are no longer legally prohibited from doing so and that no Risk Scenarios apply.</text:p>
      <text:h text:style-name="Heading_20_5" text:outline-level="5">3.8 Corporate Affiliates.</text:h>
      <text:p text:style-name="First_20_paragraph">To help us provide the Airbnb Platform, we may share your information within our corporate family of companies (both financial and non-financial entities) that are related by common ownership or control. These related entities are covered under this Privacy Policy, and when services have additional terms specific to them, we tell you through the Airbnb Platform.</text:p>
      <text:p text:style-name="Text_20_body"><text:span text:style-name="T1">Sharing with Airbnb Ireland.</text:span> If you reside in the United States, some of your information may be shared with Airbnb Ireland when you create a Listing or when you book a Host Service located outside of the United States (other than in China). The information shared in these circumstances may include: (i) your name, e-mail address and phone number, (ii) information relating to the Listing or Host Service, including its address, (iii) booking information for the Listing or Host Service, including but not limited to booking dates and payment amounts, and (iv) the names, nationalities, and identification details (including passport/national ID numbers and expiry dates) of any Guests. Additionally, when you send a message to a Host or Guest outside of the United States (other than China), your first name, profile picture and message content sent via the Airbnb Platform will be shared with Airbnb Ireland.</text:p>
      <text:p text:style-name="Text_20_body"><text:span text:style-name="T1">Sharing with Airbnb China.</text:span> Even if you don’t reside in China, some of your information will be shared with Airbnb China in the following circumstances:</text:p>
      <text:list text:style-name="L34">
        <text:list-item>
          <text:p text:style-name="P34"><text:span text:style-name="T2">Creating a Listing.</text:span> If you create a Listing in China: (i) your name and phone number, (ii) information relating to the Listing (e.g., address), (iii) booking information relating to the Listing, such as Guest details as set out below in Host Services, booking dates, and payment amounts, and (iv) messages between you and prospective and confirmed Guests at the Listing.</text:p>
        </text:list-item>
        <text:list-item>
          <text:p text:style-name="P34"><text:span text:style-name="T2">Host Services.</text:span> If you book a Host Service located in China: (i) your name and phone number, (ii) booking dates, (iii) messages between the Host and you or other Guests on the same booking, and (iv) the names, nationalities, and identification details (including passport/national ID numbers and expiry dates) of any Guests.</text:p>
        </text:list-item>
        <text:list-item>
          <text:p text:style-name="P34"><text:span text:style-name="T2">Sending Messages.</text:span> If you send a message to a Host in relation to that Host’s Listing in China, your first name, profile picture and message content.</text:p>
        </text:list-item>
      </text:list>
      <text:p text:style-name="First_20_paragraph">We’ll notify you in advance in the above situations, and in specific situations where we apply any practices for China that differ from what is described in this Privacy Policy (including practices pertaining to disclosures to Chinese government agencies).</text:p>
      <text:h text:style-name="Heading_20_5" text:outline-level="5">3.9 Widgets.</text:h>
      <text:p text:style-name="First_20_paragraph">We may display parts of the Airbnb Platform (e.g., your Listing page) on sites operated by Airbnb’s business partners, using technologies such as widgets or APIs. If your Listings are displayed on a partner’s site, information from your public profile page may also be displayed.</text:p>
      <text:h text:style-name="Heading_20_5" text:outline-level="5">3.10 Tax Authorities.</text:h>
      <text:p text:style-name="First_20_paragraph">In jurisdictions where we facilitate the Collection and Remittance of Occupancy Taxes as described in the “Taxes” section of the <text:a xlink:type="simple" xlink:href="/terms" office:name=""><text:span text:style-name="Definition">Terms of Service</text:span></text:a>, Hosts and Guests expressly grant us permission, without further notice, to disclose Hosts’ and Guests’ data and other information relating to them or to their transactions, bookings, Accommodations and Occupancy Taxes to the relevant tax authority, including, but not limited to, the Host or Guest’s name, listing addresses, transaction dates and amounts, tax identification number(s), the amount of taxes received (or due) by Hosts from Guests, and contact information.</text:p>
      <text:h text:style-name="Heading_20_5" text:outline-level="5">3.11 Host Information Provided to Business Travel Program Customers.</text:h>
      <text:p text:style-name="First_20_paragraph">If a booking is designated as being for business purposes and made by a Guest affiliated with a company or other organization enrolled in our Business Travel Program (either or both an “<text:span text:style-name="T1">Enterprise</text:span>”), we may disclose information related to the booking to the Enterprise, such as the name of the Host, the Accommodation address, pricing, Listing details, and other related information. At the request of the Enterprise, we may also share this information with third parties engaged by it to provide travel management, financial reporting, personnel management, crisis management, or other services.</text:p>
      <text:h text:style-name="Heading_20_5" text:outline-level="5">3.12 Guest Information Provided to Business Travel Program Customers.</text:h>
      <text:p text:style-name="First_20_paragraph">If you have linked your Airbnb Account with an Enterprise, and you are included on a booking designated as being for business purposes, we may disclose information related to the booking to your Enterprise. Typically, this includes your name, dates of the booking, number of guests, pricing, Listing details, the Accommodation address, and other related information. At the request of your Enterprise, we may also disclose this information to service providers engaged by it, such as companies that provide travel management, financial reporting, personnel management, crisis management, or other services. In the event of a dispute, emergency, or similar situation involving a booking identified as being for business purposes, Airbnb may also share relevant information it believes is necessary to safely and quickly address the situation.</text:p>
      <text:h text:style-name="Heading_20_5" text:outline-level="5">3.13 Business Transfers.</text:h>
      <text:p text:style-name="First_20_paragraph">If Airbnb undertakes or is involved in any merger, acquisition, reorganization, sale of assets, bankruptcy, or insolvency event, then we may sell, transfer or share some or all of our assets, including your information. In this event, we will notify you before your personal information is transferred and becomes subject to a different privacy policy.</text:p>
      <text:h text:style-name="Heading_20_5" text:outline-level="5">3.14 Aggregated Data.</text:h>
      <text:p text:style-name="First_20_paragraph">We may also share aggregated information (information about our users that we combine together so that it no longer identifies or references an individual user) and non-personally identifiable information for industry and market analysis, demographic profiling, marketing and advertising, and other business purposes.</text:p>
      <text:h text:style-name="Heading_20_4" text:outline-level="4">4. OTHER IMPORTANT INFORMATION</text:h>
      <text:h text:style-name="Heading_20_5" text:outline-level="5">4.1 Analyzing your Communications.</text:h>
      <text:p text:style-name="First_20_paragraph">We may review, scan, or analyze your communications on the Airbnb Platform for fraud prevention, risk assessment, regulatory compliance, investigation, product development, research, and customer support purposes. For example, as part of our fraud prevention efforts, we scan and analyze messages to mask contact information and references to other websites. In some cases, we may also scan, review, or analyze messages to debug, improve, and expand product offerings. We use automated methods where reasonably possible. However, occasionally we may need to manually review some communications, such as for fraud investigations and customer support, or to assess and improve the functionality of these automated tools. We will not review, scan, or analyze your communications to send third party marketing messages to you, and we will not sell reviews or analyses of these communications.</text:p>
      <text:h text:style-name="Heading_20_5" text:outline-level="5">4.2 Linking Third Party Accounts.</text:h>
      <text:p text:style-name="First_20_paragraph">You may link your Airbnb Account with your account at a third party social networking service. Your contacts on these third party services are referred to as “Friends.” When you create this link:</text:p>
      <text:list text:style-name="L35">
        <text:list-item>
          <text:p text:style-name="P35">some of the information you provide to us from the linking of your accounts may be published on your Airbnb Account profile;</text:p>
        </text:list-item>
        <text:list-item>
          <text:p text:style-name="P35">your activities on the Airbnb Platform may be displayed to your Friends on the Airbnb Platform and/or that third party site;</text:p>
        </text:list-item>
        <text:list-item>
          <text:p text:style-name="P35">a link to your public profile on that third party social networking service may be included in your Airbnb public profile;</text:p>
        </text:list-item>
        <text:list-item>
          <text:p text:style-name="P35">other Airbnb users may be able to see any common Friends that you may have with them, or that you are a Friend of their Friend if applicable;</text:p>
        </text:list-item>
        <text:list-item>
          <text:p text:style-name="P35">other Airbnb users may be able to see any schools, hometowns or other groups you have in common with them as listed on your linked social networking service;</text:p>
        </text:list-item>
        <text:list-item>
          <text:p text:style-name="P35">the information you provide to us from the linking of your accounts may be stored, processed and transmitted for fraud prevention and risk assessment purposes; and</text:p>
        </text:list-item>
        <text:list-item>
          <text:p text:style-name="P35">the publication and display of information that you provide to Airbnb through this linkage is subject to your settings and authorizations on the Airbnb Platform and the third party site.</text:p>
        </text:list-item>
      </text:list>
      <text:h text:style-name="Heading_20_5" text:outline-level="5">4.3 Google Maps/Earth.</text:h>
      <text:p text:style-name="First_20_paragraph">Parts of the Airbnb Platform use Google Maps/Earth services, including the Google Maps API(s). Use of Google Maps/Earth is subject to <text:a xlink:type="simple" xlink:href="http://www.google.com/intl/en_us/help/terms_maps.html" office:name=""><text:span text:style-name="Definition">Google Maps/Earth Additional Terms of Use</text:span></text:a> and the <text:a xlink:type="simple" xlink:href="http://www.google.com/privacy.html" office:name=""><text:span text:style-name="Definition">Google Privacy Policy</text:span></text:a>.</text:p>
      <text:h text:style-name="Heading_20_4" text:outline-level="4">5. THIRD PARTY PARTNERS &amp; INTEGRATIONS</text:h>
      <text:p text:style-name="First_20_paragraph">The Airbnb Platform may contain links to third party websites or services, such as third party integrations, co-branded services, or third party-branded services (“<text:span text:style-name="T1">Third Party Partners</text:span>”). Airbnb doesn’t own or control these Third Party Partners and when you interact with them, you may be providing information directly to the Third Party Partner, Airbnb, or both. These Third Party Partners will have their own rules about the collection, use, and disclosure of information. We encourage you to review the privacy policies of the other websites you visit.</text:p>
      <text:h text:style-name="Heading_20_4" text:outline-level="4">6. YOUR CHOICES</text:h>
      <text:h text:style-name="Heading_20_5" text:outline-level="5">6.1 Access and Update.</text:h>
      <text:p text:style-name="First_20_paragraph">You may review, update, or delete the information in your Airbnb Account by logging into your Airbnb Account and reviewing your Account settings and profile.</text:p>
      <text:h text:style-name="Heading_20_5" text:outline-level="5">6.2 Account Cancellation.</text:h>
      <text:p text:style-name="First_20_paragraph">For information on how to cancel your Airbnb Account, visit <text:a xlink:type="simple" xlink:href="/help" office:name=""><text:span text:style-name="Definition">www.airbnb.com/help</text:span></text:a>. Note that information that you have shared with others (like Reviews or forum postings) may continue to be publicly visible on the Airbnb Platform in association with your first name, even after your Airbnb Account is cancelled.</text:p>
      <text:h text:style-name="Heading_20_5" text:outline-level="5">6.3 EU and Japan Residents: Review and Update Your Information.</text:h>
      <text:p text:style-name="First_20_paragraph">If you reside in the EU or Japan, you may request in writing copies of your personal information held by us. We will provide you with a copy of the personal information held by us as soon as practicable, and in any event not more than 40 days after receiving a valid request in writing. There may be a charge to access your personal data (which will not exceed €6.35 in Ireland and £10 in the United Kingdom, and will not be applicable in Japan). We may request proof of identification to verify your access request.</text:p>
      <text:p text:style-name="Text_20_body">If your personal information that we hold is inaccurate, let us know and we will update the relevant information. You may also request the erasure of your personal information in accordance with the relevant data protection legislation. We will notify you within 40 days of your valid request about the relevant action taken.</text:p>
      <text:p text:style-name="Text_20_body">Requests in this section should be addressed to: Airbnb Ireland UC, Data Protection Compliance Officer, 8 Hanover Quay, Dublin 2, Ireland.</text:p>
      <text:h text:style-name="Heading_20_5" text:outline-level="5">6.4 EU Residents: Access and Challenge Information Provided to Us By Third Parties.</text:h>
      <text:p text:style-name="First_20_paragraph">You are entitled to see and challenge information third parties provide to us as part of our fraud detection, prevention and risk assessment efforts if all of the following factors apply: (i) we use third parties to carry out automated checks or risk assessments, (ii) we make a decision which has legal consequences for you or which significantly affects you, and (iii) such decision is based solely on such automated checks or risk assessments.</text:p>
      <text:p text:style-name="Text_20_body">Requests should be addressed to: Airbnb Ireland UC, Data Protection Compliance Officer, 8 Hanover Quay, Dublin 2, Ireland. We may request proof of identification to verify your request.</text:p>
      <text:h text:style-name="Heading_20_4" text:outline-level="4">7. OPERATING GLOBALLY</text:h>
      <text:p text:style-name="First_20_paragraph">As described in this Privacy Policy, we may sometimes share your information within our family of companies or with third parties. When you use the Airbnb Platform, you authorize us to transfer, store, and process your information in the United States and possibly other countries. Laws in these countries may differ from the laws applicable to the place where you live. For example, information collected within the EEA may be transferred, stored, and processed outside of the EEA for the purposes described in this Privacy Policy. By using the Airbnb Platform, you consent to transferring your data to these countries.</text:p>
      <text:h text:style-name="Heading_20_5" text:outline-level="5">7.1 EU-US &amp; Swiss-US Privacy Shield.</text:h>
      <text:p text:style-name="First_20_paragraph">Airbnb complies with the EU-US Privacy Shield Framework and the Swiss-US Privacy Shield Framework as set forth by the U.S. Department of Commerce regarding the collection, use, and retention of personal information transferred from the European Union and Switzerland to the United States, respectively. Airbnb has certified to the Department of Commerce that it adheres to the Privacy Shield Principles. If there is any conflict between the terms in this Privacy Policy and the Privacy Shield Principles, the Privacy Shield Principles shall govern. To learn more, see Airbnb’s <text:a xlink:type="simple" xlink:href="https://www.privacyshield.gov" office:name=""><text:span text:style-name="Definition">Privacy Shield certification</text:span></text:a>.</text:p>
      <text:p text:style-name="Text_20_body">Under the Privacy Shield Framework, Airbnb is subject to the authority of the Federal Trade Commission. If you have any questions or concerns relating to our Privacy Shield certification, contact us at Airbnb, Inc., Legal Department, 888 Brannan Street, San Francisco, CA 94103 or via <text:a xlink:type="simple" xlink:href="mailto:privacyshield@airbnb.com" office:name=""><text:span text:style-name="Definition">email</text:span></text:a>. If we are not able to resolve your concern, you may also contact your European Data Protection Authority or Commissioner or seek assistance from our designated Privacy Shield independent recourse mechanism, <text:a xlink:type="simple" xlink:href="https://www.jamsadr.com/" office:name=""><text:span text:style-name="Definition">JAMS</text:span></text:a>. In certain circumstances, you may also have the right to pursue binding arbitration through the Privacy Shield Framework, as described in <text:a xlink:type="simple" xlink:href="https://www.privacyshield.gov/article?id=ANNEX-I-introduction" office:name=""><text:span text:style-name="Definition">Annex I to the Privacy Shield Principles</text:span></text:a>.</text:p>
      <text:p text:style-name="Text_20_body">As explained in this Privacy Policy, we sometimes share information with third parties to perform services on our behalf. Airbnb remains responsible for information that is shared under the Privacy Shield with these third parties, except where we can establish that Airbnb was not responsible for the violation.</text:p>
      <text:h text:style-name="Heading_20_5" text:outline-level="5">7.2 California &amp; Vermont Residents.</text:h>
      <text:p text:style-name="First_20_paragraph">Airbnb Payments will not share information it collects about you with their affiliates or third parties (both financial and non-financial), except as required or permitted by your state’s law.</text:p>
      <text:h text:style-name="Heading_20_4" text:outline-level="4">8. SECURITY</text:h>
      <text:p text:style-name="First_20_paragraph">We are continuously implementing and updating administrative, technical, and physical security measures to help protect your information against unauthorized access, loss, destruction, or alteration. However, the Internet is not a 100% secure environment so we can’t guarantee the security of the transmission or storage of your information.</text:p>
      <text:h text:style-name="Heading_20_4" text:outline-level="4">9. CHANGES TO THIS PRIVACY POLICY</text:h>
      <text:p text:style-name="First_20_paragraph">Airbnb reserves the right to modify this Privacy Policy at any time in accordance with this provision. If we make changes to this Privacy Policy, we will post the revised Privacy Policy on the Airbnb Platform and update the “Last Updated” date at the top of this Privacy Policy. We will also provide you with notice of the modification by email at least thirty (30) days before the date they become effective. If you disagree with the revised Privacy Policy, you may cancel your Account. If you do not cancel your Account before the date the revised Privacy Policy becomes effective, your continued access or use of the Airbnb Platform will constitute acceptance of the revised Privacy Policy.</text:p>
      <text:h text:style-name="Heading_20_4" text:outline-level="4">10. CONTACT</text:h>
      <text:p text:style-name="First_20_paragraph">If you have any questions or complaints about this Privacy Policy or Airbnb’s information handling practices, you may contact us at:</text:p>
      <text:list text:style-name="L36">
        <text:list-item>
          <text:p text:style-name="P36"><text:span text:style-name="T1">For residents of the United States:</text:span> Airbnb, Inc., Legal Department, 888 Brannan Street, San Francisco, CA 94103.</text:p>
        </text:list-item>
        <text:list-item>
          <text:p text:style-name="P36"><text:span text:style-name="T1">For residents outside of the United States:</text:span> Airbnb Ireland UC, Data Protection Compliance Officer, 8 Hanover Quay, Dublin 2, Ireland.</text:p>
        </text:list-item>
      </text:list>
      <text:p text:style-name="First_20_paragraph">You may also <text:a xlink:type="simple" xlink:href="mailto:terms@airbnb.com" office:name=""><text:span text:style-name="Definition">email</text:span></text:a> us.</text:p>
      <text:p text:style-name="Text_20_body"><text:line-break/><text:line-break/><text:line-break/></text:p>
      <text:list text:style-name="L37">
        <text:list-item>
          <text:p text:style-name="P37"><text:a xlink:type="simple" xlink:href="/terms" office:name=""><text:span text:style-name="Definition">Terms</text:span></text:a></text:p>
        </text:list-item>
        <text:list-item>
          <text:p text:style-name="P37"><text:a xlink:type="simple" xlink:href="/terms/privacy_policy" office:name=""><text:span text:style-name="Definition">Privacy</text:span></text:a></text:p>
        </text:list-item>
        <text:list-item>
          <text:p text:style-name="P37"><text:a xlink:type="simple" xlink:href="/sitemaps" office:name=""><text:span text:style-name="Definition">Site Map</text:span></text:a></text:p>
        </text:list-item>
        <text:list-item>
          <text:p text:style-name="P37"><text:a xlink:type="simple" xlink:href="https://airbnbmag.com" office:name=""><text:span text:style-name="Definition">Airbnbma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rms of Service</dc:title>
    <dc:language>en-IE</dc:language>
  </office:meta>
</office:document-meta>
</file>